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78.25mm"/>
    </style:style>
    <style:style style:name="co4" style:family="table-column">
      <style:table-column-properties fo:break-before="auto" style:column-width="66.53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41.7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7.97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16.69mm"/>
    </style:style>
    <style:style style:name="co14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9.97mm"/>
    </style:style>
    <style:style style:name="co16" style:family="table-column">
      <style:table-column-properties fo:break-before="auto" style:column-width="31.13mm"/>
    </style:style>
    <style:style style:name="co24" style:family="table-column">
      <style:table-column-properties fo:break-before="auto" style:column-width="36.85mm"/>
    </style:style>
    <style:style style:name="co19" style:family="table-column">
      <style:table-column-properties fo:break-before="auto" style:column-width="18.87mm"/>
    </style:style>
    <style:style style:name="co20" style:family="table-column">
      <style:table-column-properties fo:break-before="auto" style:column-width="27.04mm"/>
    </style:style>
    <style:style style:name="co21" style:family="table-column">
      <style:table-column-properties fo:break-before="auto" style:column-width="18.04mm"/>
    </style:style>
    <style:style style:name="co22" style:family="table-column">
      <style:table-column-properties fo:break-before="auto" style:column-width="16.14mm"/>
    </style:style>
    <style:style style:name="co23" style:family="table-column">
      <style:table-column-properties fo:break-before="auto" style:column-width="22.95mm"/>
    </style:style>
    <style:style style:name="co25" style:family="table-column">
      <style:table-column-properties fo:break-before="auto" style:column-width="44.47mm"/>
    </style:style>
    <style:style style:name="co26" style:family="table-column">
      <style:table-column-properties fo:break-before="auto" style:column-width="17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 style:data-style-name="N37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fo:border="none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fo:wrap-option="no-wrap" fo:border="none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  <style:style style:name="ce10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Categoria_20_da_20_tabela_20_dinâmica" style:data-style-name="N0">
      <style:table-cell-properties fo:border-bottom="2.01pt solid #000000" fo:border-left="2.01pt solid #000000" fo:border-right="0.99pt solid #000000" fo:border-top="none"/>
    </style:style>
    <style:style style:name="ce13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Categoria_20_da_20_tabela_20_dinâmica" style:data-style-name="N37">
      <style:table-cell-properties fo:border-bottom="0.99pt solid #000000" fo:border-left="0.99pt solid #000000" fo:border-right="none" fo:border-top="none"/>
    </style:style>
    <style:style style:name="ce15" style:family="table-cell" style:parent-style-name="Valor_20_da_20_tabela_20_dinâmica" style:data-style-name="N0">
      <style:table-cell-properties fo:border-bottom="none" fo:border-left="0.99pt solid #000000" fo:border-right="none" fo:border-top="0.99pt solid #000000"/>
    </style:style>
    <style:style style:name="ce16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17" style:family="table-cell" style:parent-style-name="Valor_20_da_20_tabela_20_dinâmica">
      <style:table-cell-properties fo:border-bottom="none" fo:border-left="0.99pt solid #000000" fo:border-right="none" fo:border-top="none"/>
    </style:style>
    <style:style style:name="ce18" style:family="table-cell" style:parent-style-name="Valor_20_da_20_tabela_20_dinâmica" style:data-style-name="N0">
      <style:table-cell-properties fo:border-bottom="2.01pt solid #000000" fo:border-left="0.99pt solid #000000" fo:border-right="none" fo:border-top="none"/>
    </style:style>
    <style:style style:name="ce19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20" style:family="table-cell" style:parent-style-name="Categoria_20_da_20_tabela_20_dinâmica" style:data-style-name="N37">
      <style:table-cell-properties fo:border-bottom="0.99pt solid #000000" fo:border-left="none" fo:border-right="none" fo:border-top="none"/>
    </style:style>
    <style:style style:name="ce21" style:family="table-cell" style:parent-style-name="Valor_20_da_20_tabela_20_dinâmica" style:data-style-name="N0">
      <style:table-cell-properties fo:border-bottom="none" fo:border-left="none" fo:border-right="none" fo:border-top="0.99pt solid #000000"/>
    </style:style>
    <style:style style:name="ce22" style:family="table-cell" style:parent-style-name="Valor_20_da_20_tabela_20_dinâmica" style:data-style-name="N0"/>
    <style:style style:name="ce23" style:family="table-cell" style:parent-style-name="Valor_20_da_20_tabela_20_dinâmica" style:data-style-name="N0">
      <style:table-cell-properties fo:border-bottom="2.01pt solid #000000" fo:border-left="none" fo:border-right="none" fo:border-top="none"/>
    </style:style>
    <style:style style:name="ce24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Categoria_20_da_20_tabela_20_dinâmica" style:data-style-name="N37">
      <style:table-cell-properties fo:border-bottom="0.99pt solid #000000" fo:border-left="none" fo:border-right="2.01pt solid #000000" fo:border-top="none"/>
    </style:style>
    <style:style style:name="ce26" style:family="table-cell" style:parent-style-name="Valor_20_da_20_tabela_20_dinâmica" style:data-style-name="N0">
      <style:table-cell-properties fo:border-bottom="none" fo:border-left="none" fo:border-right="2.01pt solid #000000" fo:border-top="0.99pt solid #000000"/>
    </style:style>
    <style:style style:name="ce27" style:family="table-cell" style:parent-style-name="Valor_20_da_20_tabela_20_dinâmica" style:data-style-name="N0">
      <style:table-cell-properties fo:border-bottom="none" fo:border-left="none" fo:border-right="2.01pt solid #000000" fo:border-top="none"/>
    </style:style>
    <style:style style:name="ce28" style:family="table-cell" style:parent-style-name="Valor_20_da_20_tabela_20_dinâmica">
      <style:table-cell-properties fo:border-bottom="none" fo:border-left="none" fo:border-right="2.01pt solid #000000" fo:border-top="none"/>
    </style:style>
    <style:style style:name="ce29" style:family="table-cell" style:parent-style-name="Valor_20_da_20_tabela_20_dinâmica" style:data-style-name="N0">
      <style:table-cell-properties fo:border-bottom="2.01pt solid #000000" fo:border-left="none" fo:border-right="2.01pt solid #000000" fo:border-top="none"/>
    </style:style>
    <style:style style:name="ce8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9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Default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</style:style>
    <style:style style:name="ce35" style:family="table-cell" style:parent-style-name="Default" style:data-style-name="N37">
      <style:table-cell-properties fo:wrap-option="no-wrap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 fo:border="none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37">
      <style:table-cell-properties fo:wrap-option="no-wrap" fo:border="none" style:vertical-align="middl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37"/>
    <style:style style:name="ce39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40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41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42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43" style:family="table-cell" style:parent-style-name="Categoria_20_da_20_tabela_20_dinâmica" style:data-style-name="N0">
      <style:table-cell-properties fo:border-bottom="2.01pt solid #000000" fo:border-left="2.01pt solid #000000" fo:border-right="0.99pt solid #000000" fo:border-top="none"/>
    </style:style>
    <style:style style:name="ce44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45" style:family="table-cell" style:parent-style-name="Categoria_20_da_20_tabela_20_dinâmica" style:data-style-name="N37">
      <style:table-cell-properties fo:border-bottom="0.99pt solid #000000" fo:border-left="0.99pt solid #000000" fo:border-right="none" fo:border-top="none"/>
    </style:style>
    <style:style style:name="ce46" style:family="table-cell" style:parent-style-name="Valor_20_da_20_tabela_20_dinâmica" style:data-style-name="N0">
      <style:table-cell-properties fo:border-bottom="none" fo:border-left="0.99pt solid #000000" fo:border-right="none" fo:border-top="0.99pt solid #000000"/>
    </style:style>
    <style:style style:name="ce47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48" style:family="table-cell" style:parent-style-name="Valor_20_da_20_tabela_20_dinâmica">
      <style:table-cell-properties fo:border-bottom="none" fo:border-left="0.99pt solid #000000" fo:border-right="none" fo:border-top="none"/>
    </style:style>
    <style:style style:name="ce49" style:family="table-cell" style:parent-style-name="Valor_20_da_20_tabela_20_dinâmica" style:data-style-name="N0">
      <style:table-cell-properties fo:border-bottom="2.01pt solid #000000" fo:border-left="0.99pt solid #000000" fo:border-right="none" fo:border-top="none"/>
    </style:style>
    <style:style style:name="ce50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51" style:family="table-cell" style:parent-style-name="Categoria_20_da_20_tabela_20_dinâmica" style:data-style-name="N37">
      <style:table-cell-properties fo:border-bottom="0.99pt solid #000000" fo:border-left="none" fo:border-right="none" fo:border-top="none"/>
    </style:style>
    <style:style style:name="ce52" style:family="table-cell" style:parent-style-name="Valor_20_da_20_tabela_20_dinâmica" style:data-style-name="N0">
      <style:table-cell-properties fo:border-bottom="none" fo:border-left="none" fo:border-right="none" fo:border-top="0.99pt solid #000000"/>
    </style:style>
    <style:style style:name="ce53" style:family="table-cell" style:parent-style-name="Valor_20_da_20_tabela_20_dinâmica" style:data-style-name="N0"/>
    <style:style style:name="ce54" style:family="table-cell" style:parent-style-name="Valor_20_da_20_tabela_20_dinâmica" style:data-style-name="N0">
      <style:table-cell-properties fo:border-bottom="2.01pt solid #000000" fo:border-left="none" fo:border-right="none" fo:border-top="none"/>
    </style:style>
    <style:style style:name="ce55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56" style:family="table-cell" style:parent-style-name="Categoria_20_da_20_tabela_20_dinâmica" style:data-style-name="N37">
      <style:table-cell-properties fo:border-bottom="0.99pt solid #000000" fo:border-left="none" fo:border-right="2.01pt solid #000000" fo:border-top="none"/>
    </style:style>
    <style:style style:name="ce57" style:family="table-cell" style:parent-style-name="Valor_20_da_20_tabela_20_dinâmica" style:data-style-name="N0">
      <style:table-cell-properties fo:border-bottom="none" fo:border-left="none" fo:border-right="2.01pt solid #000000" fo:border-top="0.99pt solid #000000"/>
    </style:style>
    <style:style style:name="ce58" style:family="table-cell" style:parent-style-name="Valor_20_da_20_tabela_20_dinâmica" style:data-style-name="N0">
      <style:table-cell-properties fo:border-bottom="none" fo:border-left="none" fo:border-right="2.01pt solid #000000" fo:border-top="none"/>
    </style:style>
    <style:style style:name="ce59" style:family="table-cell" style:parent-style-name="Valor_20_da_20_tabela_20_dinâmica">
      <style:table-cell-properties fo:border-bottom="none" fo:border-left="none" fo:border-right="2.01pt solid #000000" fo:border-top="none"/>
    </style:style>
    <style:style style:name="ce60" style:family="table-cell" style:parent-style-name="Valor_20_da_20_tabela_20_dinâmica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realiza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1471824000" calcext:value-type="float">
            <text:p>1471824000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Posto Shell Gipires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1824000" calcext:value-type="float">
            <text:p>14718240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1910400" calcext:value-type="float">
            <text:p>1471910400</text:p>
          </table:table-cell>
          <table:table-cell office:value-type="float" office:value="6216" calcext:value-type="float">
            <text:p>6216</text:p>
          </table:table-cell>
          <table:table-cell office:value-type="string" calcext:value-type="string">
            <text:p>Posto Shell Av Nossa Sra de Fatim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1910400" calcext:value-type="float">
            <text:p>14719104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1996800" calcext:value-type="float">
            <text:p>1471996800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Posto Shell Andrea Santini Reg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1996800" calcext:value-type="float">
            <text:p>14719968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1996800" calcext:value-type="float">
            <text:p>1471996800</text:p>
          </table:table-cell>
          <table:table-cell office:value-type="float" office:value="6359" calcext:value-type="float">
            <text:p>6359</text:p>
          </table:table-cell>
          <table:table-cell office:value-type="string" calcext:value-type="string">
            <text:p>Posto Shell Avenida Brasil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2601600" calcext:value-type="float">
            <text:p>1472601600</text:p>
          </table:table-cell>
          <table:table-cell office:value-type="float" office:value="6213" calcext:value-type="float">
            <text:p>6213</text:p>
          </table:table-cell>
          <table:table-cell office:value-type="string" calcext:value-type="string">
            <text:p>Posto Shell Luiz Fantinato Filh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2601600" calcext:value-type="float">
            <text:p>14726016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2601600" calcext:value-type="float">
            <text:p>1472601600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Posto Shell Alcides Cost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INC1704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INC01702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04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3075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05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inc01698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2774400" calcext:value-type="float">
            <text:p>1472774400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Posto Shell Forgerini e Inouye São Carlos </text:p>
          </table:table-cell>
          <table:table-cell office:value-type="string" calcext:value-type="string">
            <text:p>TASK1306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2860800" calcext:value-type="float">
            <text:p>14728608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1310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472860800" calcext:value-type="float">
            <text:p>14728608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INC01704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2860800" calcext:value-type="float">
            <text:p>1472860800</text:p>
          </table:table-cell>
          <table:table-cell office:value-type="float" office:value="6478" calcext:value-type="float">
            <text:p>6478</text:p>
          </table:table-cell>
          <table:table-cell office:value-type="string" calcext:value-type="string">
            <text:p>Posto Shell Gazpark Participaçoes</text:p>
          </table:table-cell>
          <table:table-cell office:value-type="string" calcext:value-type="string">
            <text:p>task01296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2860800" calcext:value-type="float">
            <text:p>1472860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013106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033600" calcext:value-type="float">
            <text:p>14730336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string" calcext:value-type="string">
            <text:p>TASK01311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033600" calcext:value-type="float">
            <text:p>14730336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033600" calcext:value-type="float">
            <text:p>14730336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033600" calcext:value-type="float">
            <text:p>1473033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708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INC1706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487" calcext:value-type="float">
            <text:p>6487</text:p>
          </table:table-cell>
          <table:table-cell office:value-type="string" calcext:value-type="string">
            <text:p>Posto Shell Tasquinha</text:p>
          </table:table-cell>
          <table:table-cell office:value-type="string" calcext:value-type="string">
            <text:p>TASK01278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INC01709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120000" calcext:value-type="float">
            <text:p>14731200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INC01711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292800" calcext:value-type="float">
            <text:p>14732928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INC1710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292800" calcext:value-type="float">
            <text:p>14732928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292800" calcext:value-type="float">
            <text:p>1473292800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Posto Shell Mestr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292800" calcext:value-type="float">
            <text:p>14732928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INC01738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292800" calcext:value-type="float">
            <text:p>1473292800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Posto Shell Petro Bady</text:p>
          </table:table-cell>
          <table:table-cell office:value-type="string" calcext:value-type="string">
            <text:p>INC01712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INC1715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717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Posto Shell Universo 2000</text:p>
          </table:table-cell>
          <table:table-cell office:value-type="string" calcext:value-type="string">
            <text:p>INC01713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012669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string" calcext:value-type="string">
            <text:p>TASK01323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TASK012664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INC01719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017191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71376/INC017124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379200" calcext:value-type="float">
            <text:p>1473379200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Posto Shell LK Vila Universitaria</text:p>
          </table:table-cell>
          <table:table-cell office:value-type="string" calcext:value-type="string">
            <text:p>TASK013238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465600" calcext:value-type="float">
            <text:p>14734656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INC01719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465600" calcext:value-type="float">
            <text:p>14734656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012617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465600" calcext:value-type="float">
            <text:p>1473465600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Posto Shell Rio Lima</text:p>
          </table:table-cell>
          <table:table-cell office:value-type="string" calcext:value-type="string">
            <text:p>TASK012601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465600" calcext:value-type="float">
            <text:p>1473465600</text:p>
          </table:table-cell>
          <table:table-cell office:value-type="float" office:value="6598" calcext:value-type="float">
            <text:p>6598</text:p>
          </table:table-cell>
          <table:table-cell office:value-type="string" calcext:value-type="string">
            <text:p>Posto Shell LK Vila Falcao I</text:p>
          </table:table-cell>
          <table:table-cell office:value-type="string" calcext:value-type="string">
            <text:p>TASK013258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Posto Shell Martinelli</text:p>
          </table:table-cell>
          <table:table-cell office:value-type="string" calcext:value-type="string">
            <text:p>INC01719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Posto Shell Panamby</text:p>
          </table:table-cell>
          <table:table-cell office:value-type="string" calcext:value-type="string">
            <text:p>INC1714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TASK01328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INC017208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TASK01327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2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012056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723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638400" calcext:value-type="float">
            <text:p>14736384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723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048" calcext:value-type="float">
            <text:p>6048</text:p>
          </table:table-cell>
          <table:table-cell office:value-type="string" calcext:value-type="string">
            <text:p>Posto Shell Summer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048" calcext:value-type="float">
            <text:p>6048</text:p>
          </table:table-cell>
          <table:table-cell office:value-type="string" calcext:value-type="string">
            <text:p>Posto Shell Summer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702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Posto Shell Macedo</text:p>
          </table:table-cell>
          <table:table-cell office:value-type="string" calcext:value-type="string">
            <text:p>INC1724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Posto Shell Mestr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TASK013297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TASK01329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724800" calcext:value-type="float">
            <text:p>14737248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INC017242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INC1728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INC01728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327" calcext:value-type="float">
            <text:p>6327</text:p>
          </table:table-cell>
          <table:table-cell office:value-type="string" calcext:value-type="string">
            <text:p>Posto Shell Piracena</text:p>
          </table:table-cell>
          <table:table-cell office:value-type="string" calcext:value-type="string">
            <text:p>TASK013354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INC01725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725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INC01719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811200" calcext:value-type="float">
            <text:p>14738112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INC017297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string" calcext:value-type="string">
            <text:p>INC01321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INC01731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731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358" calcext:value-type="float">
            <text:p>6358</text:p>
          </table:table-cell>
          <table:table-cell office:value-type="string" calcext:value-type="string">
            <text:p>Posto Shell Lince Taubat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INC01727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INC01733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TASK012671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INC01732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01730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897600" calcext:value-type="float">
            <text:p>14738976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312" calcext:value-type="float">
            <text:p>6312</text:p>
          </table:table-cell>
          <table:table-cell office:value-type="string" calcext:value-type="string">
            <text:p>Posto Shell Radial Norte Sul de Piracicaba</text:p>
          </table:table-cell>
          <table:table-cell office:value-type="string" calcext:value-type="string">
            <text:p>TASK013443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Posto Shell Bongue</text:p>
          </table:table-cell>
          <table:table-cell office:value-type="string" calcext:value-type="string">
            <text:p>INC017341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349" calcext:value-type="float">
            <text:p>6349</text:p>
          </table:table-cell>
          <table:table-cell office:value-type="string" calcext:value-type="string">
            <text:p>Posto Shell Pontal da Cruz</text:p>
          </table:table-cell>
          <table:table-cell office:value-type="string" calcext:value-type="string">
            <text:p>INC01735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task01341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01342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3984000" calcext:value-type="float">
            <text:p>147398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TASK01343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070400" calcext:value-type="float">
            <text:p>1474070400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osto Shell Castelinh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070400" calcext:value-type="float">
            <text:p>14740704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012667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070400" calcext:value-type="float">
            <text:p>1474070400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243200" calcext:value-type="float">
            <text:p>14742432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7371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243200" calcext:value-type="float">
            <text:p>1474243200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TASK012789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243200" calcext:value-type="float">
            <text:p>1474243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243200" calcext:value-type="float">
            <text:p>1474243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739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243200" calcext:value-type="float">
            <text:p>14742432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TASK013468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INC01740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Posto Shell Duque Berrini</text:p>
          </table:table-cell>
          <table:table-cell office:value-type="string" calcext:value-type="string">
            <text:p>INC01741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INC01740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INC01740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INC01741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344" calcext:value-type="float">
            <text:p>6344</text:p>
          </table:table-cell>
          <table:table-cell office:value-type="string" calcext:value-type="string">
            <text:p>Posto Shell Andorinha de Rio Claro</text:p>
          </table:table-cell>
          <table:table-cell office:value-type="string" calcext:value-type="string">
            <text:p>TASK01349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366" calcext:value-type="float">
            <text:p>6366</text:p>
          </table:table-cell>
          <table:table-cell office:value-type="string" calcext:value-type="string">
            <text:p>Posto Shell Restaurante 3 Vias</text:p>
          </table:table-cell>
          <table:table-cell office:value-type="string" calcext:value-type="string">
            <text:p>INC01741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TASK013498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INC017411999//)/)/)(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INC01741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329600" calcext:value-type="float">
            <text:p>14743296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013143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01743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01744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osto Shell Vila Pagano</text:p>
          </table:table-cell>
          <table:table-cell office:value-type="string" calcext:value-type="string">
            <text:p>INC01741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INC01741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298" calcext:value-type="float">
            <text:p>6298</text:p>
          </table:table-cell>
          <table:table-cell office:value-type="string" calcext:value-type="string">
            <text:p>Posto Shell Bap Barão</text:p>
          </table:table-cell>
          <table:table-cell office:value-type="string" calcext:value-type="string">
            <text:p>INC01744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Posto Shell Alpes</text:p>
          </table:table-cell>
          <table:table-cell office:value-type="string" calcext:value-type="string">
            <text:p>INC17410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741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416000" calcext:value-type="float">
            <text:p>14744160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013547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0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Posto Shell Duque Berrini</text:p>
          </table:table-cell>
          <table:table-cell office:value-type="string" calcext:value-type="string">
            <text:p>INC017477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INC01741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Posto Shell Savem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Posto Shell Gaivo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TASK013599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INC01749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INC01747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Auto Posto Belezur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4502400" calcext:value-type="float">
            <text:p>1474502400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Auto Posto Belezur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INC017499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INC1751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Posto Shell Argetax Anchieta</text:p>
          </table:table-cell>
          <table:table-cell office:value-type="string" calcext:value-type="string">
            <text:p>INC01745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INC01750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INC01749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INC01747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INC017497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INC01749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013632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INC1750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INC01749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48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41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INC017501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588800" calcext:value-type="float">
            <text:p>14745888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INC1746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675200" calcext:value-type="float">
            <text:p>14746752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749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353" calcext:value-type="float">
            <text:p>6353</text:p>
          </table:table-cell>
          <table:table-cell office:value-type="string" calcext:value-type="string">
            <text:p>Posto Shell Tiger</text:p>
          </table:table-cell>
          <table:table-cell office:value-type="string" calcext:value-type="string">
            <text:p>INC01750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INC01753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53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INC01755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INC017407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TASK013681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4848000" calcext:value-type="float">
            <text:p>14748480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750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Posto Shell Lavapes</text:p>
          </table:table-cell>
          <table:table-cell office:value-type="string" calcext:value-type="string">
            <text:p>INC01752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INC01756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INC01753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2920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4934400" calcext:value-type="float">
            <text:p>1474934400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Posto Shell Rio Lima</text:p>
          </table:table-cell>
          <table:table-cell office:value-type="string" calcext:value-type="string">
            <text:p>INC01757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Posto Shell Vila rica</text:p>
          </table:table-cell>
          <table:table-cell office:value-type="string" calcext:value-type="string">
            <text:p>INC01758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Posto Shell Campo limpo</text:p>
          </table:table-cell>
          <table:table-cell office:value-type="string" calcext:value-type="string">
            <text:p>INC0175832,INC017612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INC017584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Posto Shell Hawai Rio</text:p>
          </table:table-cell>
          <table:table-cell office:value-type="string" calcext:value-type="string">
            <text:p>TASK013737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446" calcext:value-type="float">
            <text:p>6446</text:p>
          </table:table-cell>
          <table:table-cell office:value-type="string" calcext:value-type="string">
            <text:p>Posto Shell Amor da Leopoldina</text:p>
          </table:table-cell>
          <table:table-cell office:value-type="string" calcext:value-type="string">
            <text:p>TASK013738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60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INC01759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020800" calcext:value-type="float">
            <text:p>1475020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107200" calcext:value-type="float">
            <text:p>14751072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INC01759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107200" calcext:value-type="float">
            <text:p>147510720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INC1757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5107200" calcext:value-type="float">
            <text:p>14751072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INC01761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107200" calcext:value-type="float">
            <text:p>14751072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INC01763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107200" calcext:value-type="float">
            <text:p>14751072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INC01762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INC01762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765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TASK01382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INC01762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INC0176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Posto Shell Tirol</text:p>
          </table:table-cell>
          <table:table-cell office:value-type="string" calcext:value-type="string">
            <text:p>TASK013815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TASK013815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193600" calcext:value-type="float">
            <text:p>1475193600</text:p>
          </table:table-cell>
          <table:table-cell office:value-type="float" office:value="6657" calcext:value-type="float">
            <text:p>6657</text:p>
          </table:table-cell>
          <table:table-cell office:value-type="string" calcext:value-type="string">
            <text:p>Posto Shell Via Ponte</text:p>
          </table:table-cell>
          <table:table-cell office:value-type="string" calcext:value-type="string">
            <text:p>TASK01382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280000" calcext:value-type="float">
            <text:p>1475280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Posto Shell Saci</text:p>
          </table:table-cell>
          <table:table-cell office:value-type="string" calcext:value-type="string">
            <text:p>TASK01386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TASK01386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Posto Shell Nelson Scorsolini</text:p>
          </table:table-cell>
          <table:table-cell office:value-type="string" calcext:value-type="string">
            <text:p>TASK01386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477" calcext:value-type="float">
            <text:p>6477</text:p>
          </table:table-cell>
          <table:table-cell office:value-type="string" calcext:value-type="string">
            <text:p>Posto Shell Arrastao</text:p>
          </table:table-cell>
          <table:table-cell office:value-type="string" calcext:value-type="string">
            <text:p>TASK013890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INC01770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371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452800" calcext:value-type="float">
            <text:p>1475452800</text:p>
          </table:table-cell>
          <table:table-cell office:value-type="float" office:value="6591" calcext:value-type="float">
            <text:p>6591</text:p>
          </table:table-cell>
          <table:table-cell office:value-type="string" calcext:value-type="string">
            <text:p>Posto Shell ALG</text:p>
          </table:table-cell>
          <table:table-cell office:value-type="string" calcext:value-type="string">
            <text:p>TASK013889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INC93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INC01772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772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17644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316" calcext:value-type="float">
            <text:p>6316</text:p>
          </table:table-cell>
          <table:table-cell office:value-type="string" calcext:value-type="string">
            <text:p>Posto Shell Sociedade RD</text:p>
          </table:table-cell>
          <table:table-cell office:value-type="string" calcext:value-type="string">
            <text:p>TASK01387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765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01387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347" calcext:value-type="float">
            <text:p>6347</text:p>
          </table:table-cell>
          <table:table-cell office:value-type="string" calcext:value-type="string">
            <text:p>Posto Shell Caragua</text:p>
          </table:table-cell>
          <table:table-cell office:value-type="string" calcext:value-type="string">
            <text:p>INC01767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INC01774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INC01774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to Shell Importação</text:p>
          </table:table-cell>
          <table:table-cell office:value-type="string" calcext:value-type="string">
            <text:p>INC01771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INC01773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539200" calcext:value-type="float">
            <text:p>14755392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INC01775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102" calcext:value-type="float">
            <text:p>6102</text:p>
          </table:table-cell>
          <table:table-cell office:value-type="string" calcext:value-type="string">
            <text:p>Posto Shell Marina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Posto Shell Albano</text:p>
          </table:table-cell>
          <table:table-cell office:value-type="string" calcext:value-type="string">
            <text:p>INC01772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INC01774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Posto Shell Jundiai Mirim</text:p>
          </table:table-cell>
          <table:table-cell office:value-type="string" calcext:value-type="string">
            <text:p>INC01776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Posto Shell Jundiai Mirim</text:p>
          </table:table-cell>
          <table:table-cell office:value-type="string" calcext:value-type="string">
            <text:p>TASK01397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INC01770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479" calcext:value-type="float">
            <text:p>6479</text:p>
          </table:table-cell>
          <table:table-cell office:value-type="string" calcext:value-type="string">
            <text:p>Posto Shell Meriti</text:p>
          </table:table-cell>
          <table:table-cell office:value-type="string" calcext:value-type="string">
            <text:p>INC01772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INC01774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INC01770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76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625600" calcext:value-type="float">
            <text:p>14756256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754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INC01780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TASK0137533/TASK013861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777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TASK01366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INC01772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712000" calcext:value-type="float">
            <text:p>1475712000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Posto Shell Jardim Marajoara</text:p>
          </table:table-cell>
          <table:table-cell office:value-type="string" calcext:value-type="string">
            <text:p>INC01773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INC01779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013664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INC01778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82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798400" calcext:value-type="float">
            <text:p>14757984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5884800" calcext:value-type="float">
            <text:p>14758848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INC334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013844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014080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014080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TASK014080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INC01784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072" calcext:value-type="float">
            <text:p>6072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TASK01408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TASK01408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080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782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081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TASK01408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TASK01408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Posto Shell Axr</text:p>
          </table:table-cell>
          <table:table-cell office:value-type="string" calcext:value-type="string">
            <text:p>TASK01408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Posto Shell Axr</text:p>
          </table:table-cell>
          <table:table-cell office:value-type="string" calcext:value-type="string">
            <text:p>TASK014081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014084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014084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01408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01408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057600" calcext:value-type="float">
            <text:p>1476057600</text:p>
          </table:table-cell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INC01397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Posto Shell Agua Branca</text:p>
          </table:table-cell>
          <table:table-cell office:value-type="string" calcext:value-type="string">
            <text:p>TASK01412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307" calcext:value-type="float">
            <text:p>6307</text:p>
          </table:table-cell>
          <table:table-cell office:value-type="string" calcext:value-type="string">
            <text:p>Posto Shell Agua Branc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INC017865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TASK014129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TASK014129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TASK014129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INC017867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INC01786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TASK014128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014128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786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144000" calcext:value-type="float">
            <text:p>14761440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INC01786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table:number-columns-repeated="2"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Posto Shell Alcantara</text:p>
          </table:table-cell>
          <table:table-cell office:value-type="string" calcext:value-type="string">
            <text:p>INC01784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table:number-columns-repeated="2"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230400" calcext:value-type="float">
            <text:p>14762304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table:number-columns-repeated="2"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TASK01412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789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41684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785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INC01791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454" calcext:value-type="float">
            <text:p>6454</text:p>
          </table:table-cell>
          <table:table-cell office:value-type="string" calcext:value-type="string">
            <text:p>Posto Shell Viaduto de Morato Eireli</text:p>
          </table:table-cell>
          <table:table-cell office:value-type="string" calcext:value-type="string">
            <text:p>INC01786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INC01786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7944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794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316800" calcext:value-type="float">
            <text:p>14763168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office:value-type="string" calcext:value-type="string">
            <text:p>INC017943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INC017949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354" calcext:value-type="float">
            <text:p>6354</text:p>
          </table:table-cell>
          <table:table-cell office:value-type="string" calcext:value-type="string">
            <text:p>Posto Shell Azulao</text:p>
          </table:table-cell>
          <table:table-cell office:value-type="string" calcext:value-type="string">
            <text:p>INC01793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INC017949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403200" calcext:value-type="float">
            <text:p>1476403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489600" calcext:value-type="float">
            <text:p>14764896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INC01794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489600" calcext:value-type="float">
            <text:p>147648960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INC017993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489600" calcext:value-type="float">
            <text:p>14764896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INC01798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489600" calcext:value-type="float">
            <text:p>14764896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795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489600" calcext:value-type="float">
            <text:p>14764896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TASK014318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2663/01426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TASK01426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INC01801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TASK014267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TASK014267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TASK014267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014265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01426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0142655,TASK01426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7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TASK013968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TASK01428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TASK014287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TASK01426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TASK01426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TASK014267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TASK014267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INC01797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TASK014267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416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02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014263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014263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014263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TASK014263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INC01798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662400" calcext:value-type="float">
            <text:p>14766624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TASK014263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266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TASK014313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INC018007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TASK0143131,task01431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Pendentes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803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801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TASK014312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2495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431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INC017982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4312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INC01802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801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407" calcext:value-type="float">
            <text:p>6407</text:p>
          </table:table-cell>
          <table:table-cell office:value-type="string" calcext:value-type="string">
            <text:p>Posto Shell Petro Bady</text:p>
          </table:table-cell>
          <table:table-cell office:value-type="string" calcext:value-type="string">
            <text:p>TASK01431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INC01805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INC01802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INC01802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INC01798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TASK014325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TASK014256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01431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2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2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2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01431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TASK014312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INC01802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748800" calcext:value-type="float">
            <text:p>14767488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TASK01431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Antena 915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table:number-columns-repeated="2"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TASK14312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TASK014312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TASK1431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TASK01435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TASK012021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TASK014354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TASK01435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INC01802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TASK01435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435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435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835200" calcext:value-type="float">
            <text:p>1476835200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INC01805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table:number-columns-repeated="2"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4392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table:number-columns-repeated="2"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38442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3844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string" calcext:value-type="string">
            <text:p>INC01810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Posto Shell Jardim do Trevo</text:p>
          </table:table-cell>
          <table:table-cell office:value-type="string" calcext:value-type="string">
            <text:p>TASK014266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199" calcext:value-type="float">
            <text:p>6199</text:p>
          </table:table-cell>
          <table:table-cell office:value-type="string" calcext:value-type="string">
            <text:p>Posto Shell Jardim do Trevo</text:p>
          </table:table-cell>
          <table:table-cell office:value-type="string" calcext:value-type="string">
            <text:p>TASK014266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TASK014310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INC01808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8024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TASK014393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TASK014393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TASK014393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TASK01439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TASK014392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014404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INC0180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804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813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INC01807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620" calcext:value-type="float">
            <text:p>6620</text:p>
          </table:table-cell>
          <table:table-cell office:value-type="string" calcext:value-type="string">
            <text:p>Posto Shell Automix</text:p>
          </table:table-cell>
          <table:table-cell office:value-type="string" calcext:value-type="string">
            <text:p>INC01802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Posto Shell Almeida e L.Oveira</text:p>
          </table:table-cell>
          <table:table-cell office:value-type="string" calcext:value-type="string">
            <text:p>TASK01426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6921600" calcext:value-type="float">
            <text:p>1476921600</text:p>
          </table:table-cell>
          <table:table-cell office:value-type="float" office:value="6628" calcext:value-type="float">
            <text:p>6628</text:p>
          </table:table-cell>
          <table:table-cell office:value-type="string" calcext:value-type="string">
            <text:p>Posto Shell Almeida e L.Oveira</text:p>
          </table:table-cell>
          <table:table-cell office:value-type="string" calcext:value-type="string">
            <text:p>TASK014265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INC01811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INC01811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INC01811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INC1813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INC01811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INC018143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TASK014429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INC01812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TASK01442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INC01811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812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INC01813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TASK014425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TASK014425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INC01808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TASK01442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TASK01443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TASK01436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TASK01443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008000" calcext:value-type="float">
            <text:p>1477008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01409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Posto Shell Parak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INC018140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INC018157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159" calcext:value-type="float">
            <text:p>6159</text:p>
          </table:table-cell>
          <table:table-cell office:value-type="string" calcext:value-type="string">
            <text:p>Posto Shell Ermano Marchetti</text:p>
          </table:table-cell>
          <table:table-cell office:value-type="string" calcext:value-type="string">
            <text:p>INC01814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235" calcext:value-type="float">
            <text:p>6235</text:p>
          </table:table-cell>
          <table:table-cell office:value-type="string" calcext:value-type="string">
            <text:p>Posto Shell Guarnel</text:p>
          </table:table-cell>
          <table:table-cell office:value-type="string" calcext:value-type="string">
            <text:p>INC01815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305" calcext:value-type="float">
            <text:p>6305</text:p>
          </table:table-cell>
          <table:table-cell office:value-type="string" calcext:value-type="string">
            <text:p>Posto Shell SS</text:p>
          </table:table-cell>
          <table:table-cell office:value-type="string" calcext:value-type="string">
            <text:p>INC01814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INC01813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Fonte Câmera Lateral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014467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Posto Shell Monza</text:p>
          </table:table-cell>
          <table:table-cell office:value-type="string" calcext:value-type="string">
            <text:p>TASK014468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094400" calcext:value-type="float">
            <text:p>147709440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Posto Shell Monza</text:p>
          </table:table-cell>
          <table:table-cell office:value-type="string" calcext:value-type="string">
            <text:p>TASK01446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Posto Shell Vielfe Martins</text:p>
          </table:table-cell>
          <table:table-cell office:value-type="string" calcext:value-type="string">
            <text:p>TASK014473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092" calcext:value-type="float">
            <text:p>6092</text:p>
          </table:table-cell>
          <table:table-cell office:value-type="string" calcext:value-type="string">
            <text:p>Posto Shell Vielfe Martin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014472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014473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Posto Shell Veneza</text:p>
          </table:table-cell>
          <table:table-cell office:value-type="string" calcext:value-type="string">
            <text:p>INC01813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Posto Shell TM</text:p>
          </table:table-cell>
          <table:table-cell office:value-type="string" calcext:value-type="string">
            <text:p>TASK014474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308" calcext:value-type="float">
            <text:p>6308</text:p>
          </table:table-cell>
          <table:table-cell office:value-type="string" calcext:value-type="string">
            <text:p>Posto Shell TM</text:p>
          </table:table-cell>
          <table:table-cell office:value-type="string" calcext:value-type="string">
            <text:p>TASK014474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47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815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TASK014472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TASK014472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TASK01447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TASK01447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INC01811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TASK01447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4473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447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447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816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267200" calcext:value-type="float">
            <text:p>14772672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INC01821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INC01820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816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TASK014473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16" calcext:value-type="float">
            <text:p>6216</text:p>
          </table:table-cell>
          <table:table-cell office:value-type="string" calcext:value-type="string">
            <text:p>Posto Shell Av Nossa Sra de Fatima</text:p>
          </table:table-cell>
          <table:table-cell office:value-type="string" calcext:value-type="string">
            <text:p>TASK014527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TASK014457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812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TASK0138415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Posto Shell Andrea Santini Rego</text:p>
          </table:table-cell>
          <table:table-cell office:value-type="string" calcext:value-type="string">
            <text:p>TASK01452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TASK014527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INC01821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TASK014527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TASK014523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INC01821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TASK014521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4520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452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452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1" calcext:value-type="float">
            <text:p>6501</text:p>
          </table:table-cell>
          <table:table-cell office:value-type="string" calcext:value-type="string">
            <text:p>Posto Shell Kalota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TASK014522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5" calcext:value-type="float">
            <text:p>6505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TASK014522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TASK014520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TASK014520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TASK014520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014517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014517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353600" calcext:value-type="float">
            <text:p>14773536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014517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Posto Shell Agua Espraiada</text:p>
          </table:table-cell>
          <table:table-cell office:value-type="string" calcext:value-type="string">
            <text:p>TASK014561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Posto Shell Agua Espraiada</text:p>
          </table:table-cell>
          <table:table-cell office:value-type="string" calcext:value-type="string">
            <text:p>TASK014560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561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014459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01456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01456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14459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TASK01456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TASK01456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TASK014560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TASK014560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Posto Shell Barbieri de Barao Geraldo</text:p>
          </table:table-cell>
          <table:table-cell office:value-type="string" calcext:value-type="string">
            <text:p>TASK014561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Posto Shell Barbieri de Barao Geraldo</text:p>
          </table:table-cell>
          <table:table-cell office:value-type="string" calcext:value-type="string">
            <text:p>TASK01456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366" calcext:value-type="float">
            <text:p>6366</text:p>
          </table:table-cell>
          <table:table-cell office:value-type="string" calcext:value-type="string">
            <text:p>Posto Shell Restaurante 3 Vias</text:p>
          </table:table-cell>
          <table:table-cell office:value-type="string" calcext:value-type="string">
            <text:p>TASK01456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TASK01456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TASK01456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INC018227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74" calcext:value-type="float">
            <text:p>6474</text:p>
          </table:table-cell>
          <table:table-cell office:value-type="string" calcext:value-type="string">
            <text:p>Posto Shell JPX</text:p>
          </table:table-cell>
          <table:table-cell office:value-type="string" calcext:value-type="string">
            <text:p>TASK014560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74" calcext:value-type="float">
            <text:p>6474</text:p>
          </table:table-cell>
          <table:table-cell office:value-type="string" calcext:value-type="string">
            <text:p>Posto Shell JPX</text:p>
          </table:table-cell>
          <table:table-cell office:value-type="string" calcext:value-type="string">
            <text:p>TASK014560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TASK013498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014560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014519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014519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654" calcext:value-type="float">
            <text:p>6654</text:p>
          </table:table-cell>
          <table:table-cell office:value-type="string" calcext:value-type="string">
            <text:p>Posto Shell Eco Posto</text:p>
          </table:table-cell>
          <table:table-cell office:value-type="string" calcext:value-type="string">
            <text:p>TASK01456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440000" calcext:value-type="float">
            <text:p>1477440000</text:p>
          </table:table-cell>
          <table:table-cell office:value-type="float" office:value="6654" calcext:value-type="float">
            <text:p>6654</text:p>
          </table:table-cell>
          <table:table-cell office:value-type="string" calcext:value-type="string">
            <text:p>Posto Shell Eco Posto</text:p>
          </table:table-cell>
          <table:table-cell office:value-type="string" calcext:value-type="string">
            <text:p>TASK01456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TASK01456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TASK014621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TASK014621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TASK014460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INC018274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INC01816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TASK014621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TASK01462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TASK014460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Posto Shell Carlos E L Braga</text:p>
          </table:table-cell>
          <table:table-cell office:value-type="string" calcext:value-type="string">
            <text:p>INC0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TASK014625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TASK01462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Posto Shell Luiz Venditti</text:p>
          </table:table-cell>
          <table:table-cell office:value-type="string" calcext:value-type="string">
            <text:p>TASK014625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Posto Shell Luiz Venditti</text:p>
          </table:table-cell>
          <table:table-cell office:value-type="string" calcext:value-type="string">
            <text:p>TASK01462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235" calcext:value-type="float">
            <text:p>6235</text:p>
          </table:table-cell>
          <table:table-cell office:value-type="string" calcext:value-type="string">
            <text:p>Posto Shell Guarnel</text:p>
          </table:table-cell>
          <table:table-cell office:value-type="string" calcext:value-type="string">
            <text:p>Task014622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TASK01461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TASK01461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4623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462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INC01830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4623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TASK014616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TASK014617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TASK01461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TASK014618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014615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526400" calcext:value-type="float">
            <text:p>147752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01461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070" calcext:value-type="float">
            <text:p>6070</text:p>
          </table:table-cell>
          <table:table-cell office:value-type="string" calcext:value-type="string">
            <text:p>Posto Shell Paraki</text:p>
          </table:table-cell>
          <table:table-cell office:value-type="string" calcext:value-type="string">
            <text:p>INC01829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Posto Shell Jardim 10</text:p>
          </table:table-cell>
          <table:table-cell office:value-type="string" calcext:value-type="string">
            <text:p>INC01828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Posto Shell Vo Joao</text:p>
          </table:table-cell>
          <table:table-cell office:value-type="string" calcext:value-type="string">
            <text:p>TASK01466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Posto Shell Vo Joao</text:p>
          </table:table-cell>
          <table:table-cell office:value-type="string" calcext:value-type="string">
            <text:p>TASK014668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INC01828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INC01825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Posto Shell Arinella Brooklin</text:p>
          </table:table-cell>
          <table:table-cell office:value-type="string" calcext:value-type="string">
            <text:p>INC01830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TASK014642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INC018309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354" calcext:value-type="float">
            <text:p>6354</text:p>
          </table:table-cell>
          <table:table-cell office:value-type="string" calcext:value-type="string">
            <text:p>Posto Shell Azulao</text:p>
          </table:table-cell>
          <table:table-cell office:value-type="string" calcext:value-type="string">
            <text:p>INC01832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484" calcext:value-type="float">
            <text:p>6484</text:p>
          </table:table-cell>
          <table:table-cell office:value-type="string" calcext:value-type="string">
            <text:p>Posto Shell Argetax Vila Guilherme</text:p>
          </table:table-cell>
          <table:table-cell office:value-type="string" calcext:value-type="string">
            <text:p>INC01828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TASK01465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INC01465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2" calcext:value-type="float">
            <text:p>6502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TASK014651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INC01829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014640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014665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32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31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TASK01465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INC01829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INC01827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Posto Shell Mike</text:p>
          </table:table-cell>
          <table:table-cell office:value-type="string" calcext:value-type="string">
            <text:p>TASK014641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612800" calcext:value-type="float">
            <text:p>1477612800</text:p>
          </table:table-cell>
          <table:table-cell office:value-type="float" office:value="6658" calcext:value-type="float">
            <text:p>6658</text:p>
          </table:table-cell>
          <table:table-cell office:value-type="string" calcext:value-type="string">
            <text:p>Posto Shell Mike</text:p>
          </table:table-cell>
          <table:table-cell office:value-type="string" calcext:value-type="string">
            <text:p>TASK0144675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699200" calcext:value-type="float">
            <text:p>1477699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8316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99200" calcext:value-type="float">
            <text:p>1477699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014665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699200" calcext:value-type="float">
            <text:p>14776992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INC01819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TASK01469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4641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TASK01435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Posto Shell Campineira</text:p>
          </table:table-cell>
          <table:table-cell office:value-type="string" calcext:value-type="string">
            <text:p>TASK014701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27" calcext:value-type="float">
            <text:p>6227</text:p>
          </table:table-cell>
          <table:table-cell office:value-type="string" calcext:value-type="string">
            <text:p>Posto Shell Campineira</text:p>
          </table:table-cell>
          <table:table-cell office:value-type="string" calcext:value-type="string">
            <text:p>TASK014700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Posto Shell Jardim Santa Monica</text:p>
          </table:table-cell>
          <table:table-cell office:value-type="string" calcext:value-type="string">
            <text:p>TASK014701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Posto Shell Jardim Santa Monica</text:p>
          </table:table-cell>
          <table:table-cell office:value-type="string" calcext:value-type="string">
            <text:p>TASK014701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014700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014700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TASK014699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TASK014699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0147004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014700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014700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4968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014413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872000" calcext:value-type="float">
            <text:p>147787200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TASK14698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INC018386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INC01837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014521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38402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TASK01435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4698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Posto Shell Arinella Brooklin</text:p>
          </table:table-cell>
          <table:table-cell office:value-type="string" calcext:value-type="string">
            <text:p>INC01840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INC01838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INC01833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INC01838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TASK014700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TASK014700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TASK01470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014735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01473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014734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014734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01473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014734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014734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TASK01473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TASK014734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TASK01402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TASK014699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TASK014699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7958400" calcext:value-type="float">
            <text:p>1477958400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INC018317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044800" calcext:value-type="float">
            <text:p>147804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28358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044800" calcext:value-type="float">
            <text:p>147804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4735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044800" calcext:value-type="float">
            <text:p>147804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4735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044800" calcext:value-type="float">
            <text:p>1478044800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TASK01473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office:value-type="string" calcext:value-type="string">
            <text:p>TASK014777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TASK01478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TASK14784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TASK014784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TASK01478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TASK014777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0138395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014783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014784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TASK014774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INC01838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TASK014774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477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TASK0147766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TASK014776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TASK01477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40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43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014779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INC01843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TASK014774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INC018402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TASK014774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778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77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131200" calcext:value-type="float">
            <text:p>14781312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778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Posto Shell Veiga Filho</text:p>
          </table:table-cell>
          <table:table-cell office:value-type="string" calcext:value-type="string">
            <text:p>INc01845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478" calcext:value-type="float">
            <text:p>6478</text:p>
          </table:table-cell>
          <table:table-cell office:value-type="string" calcext:value-type="string">
            <text:p>Posto Shell Gazpark Participaçoes</text:p>
          </table:table-cell>
          <table:table-cell office:value-type="string" calcext:value-type="string">
            <text:p>TASK01477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INC02846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01482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Posto Shell Abreu</text:p>
          </table:table-cell>
          <table:table-cell office:value-type="string" calcext:value-type="string">
            <text:p>TASK01484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217600" calcext:value-type="float">
            <text:p>1478217600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INC01846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TASK014878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475" calcext:value-type="float">
            <text:p>6475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TASK014878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487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612" calcext:value-type="float">
            <text:p>6612</text:p>
          </table:table-cell>
          <table:table-cell office:value-type="string" calcext:value-type="string">
            <text:p>Posto Shell Abreu</text:p>
          </table:table-cell>
          <table:table-cell office:value-type="string" calcext:value-type="string">
            <text:p>TASK01484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304000" calcext:value-type="float">
            <text:p>14783040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482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Posto Shell Ramal</text:p>
          </table:table-cell>
          <table:table-cell office:value-type="string" calcext:value-type="string">
            <text:p>TASK014899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Posto Shell Ramal</text:p>
          </table:table-cell>
          <table:table-cell office:value-type="string" calcext:value-type="string">
            <text:p>TASK01489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TASK014896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484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TASK01489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014893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001489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INC01848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INC01848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INC01848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3563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13563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012669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01490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01489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TASK014890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TASK014890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TASK011943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TASK014889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TASK014889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TASK014890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891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782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779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014891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1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1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TASK014902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TASK014888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TASK014888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TASK0148884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-014887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4888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476800" calcext:value-type="float">
            <text:p>14784768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4888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01494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TASK014941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TASK01479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Posto Shell Presidente Juscelino</text:p>
          </table:table-cell>
          <table:table-cell office:value-type="string" calcext:value-type="string">
            <text:p>TASK014905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Posto Shell Presidente Juscelino</text:p>
          </table:table-cell>
          <table:table-cell office:value-type="string" calcext:value-type="string">
            <text:p>TASK01490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TASK014944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TASK014901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Posto Shell Alcides Costa</text:p>
          </table:table-cell>
          <table:table-cell office:value-type="string" calcext:value-type="string">
            <text:p>TASK014944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TASK01489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TASK1489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361" calcext:value-type="float">
            <text:p>6361</text:p>
          </table:table-cell>
          <table:table-cell office:value-type="string" calcext:value-type="string">
            <text:p>Posto Shell Retiro</text:p>
          </table:table-cell>
          <table:table-cell office:value-type="string" calcext:value-type="string">
            <text:p>TASK018512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516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563200" calcext:value-type="float">
            <text:p>1478563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522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4978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4977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4978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012673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TASK014980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TASK014980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014979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TASK012662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TASK0136543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TASK01497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TASK01497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TASK014979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TASK014980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TASK014979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36" calcext:value-type="float">
            <text:p>6336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TASK012661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4976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2666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TASK012666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014955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497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38397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4971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Posto Shell Barra Monteiro</text:p>
          </table:table-cell>
          <table:table-cell office:value-type="string" calcext:value-type="string">
            <text:p>TASK014975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444" calcext:value-type="float">
            <text:p>6444</text:p>
          </table:table-cell>
          <table:table-cell office:value-type="string" calcext:value-type="string">
            <text:p>Posto Shell Barra Monteiro</text:p>
          </table:table-cell>
          <table:table-cell office:value-type="string" calcext:value-type="string">
            <text:p>TASK014975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8493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-014973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55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TASK01497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TASK01497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649600" calcext:value-type="float">
            <text:p>1478649600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TASK014976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574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INC01860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580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INC01858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Posto Shell Panamby</text:p>
          </table:table-cell>
          <table:table-cell office:value-type="string" calcext:value-type="string">
            <text:p>INC01857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54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01858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Posto Shell Veiga Filho</text:p>
          </table:table-cell>
          <table:table-cell office:value-type="string" calcext:value-type="string">
            <text:p>INC18587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INC01859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INC01854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INC01856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INC01860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62" calcext:value-type="float">
            <text:p>6262</text:p>
          </table:table-cell>
          <table:table-cell office:value-type="string" calcext:value-type="string">
            <text:p>Posto Shell Moni</text:p>
          </table:table-cell>
          <table:table-cell office:value-type="string" calcext:value-type="string">
            <text:p>INC01860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4944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59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55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59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494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INC018598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string" calcext:value-type="string">
            <text:p>INC01319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INC01854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TASK015021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561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455" calcext:value-type="float">
            <text:p>6455</text:p>
          </table:table-cell>
          <table:table-cell office:value-type="string" calcext:value-type="string">
            <text:p>Posto Shell Borssato Serrazul</text:p>
          </table:table-cell>
          <table:table-cell office:value-type="string" calcext:value-type="string">
            <text:p>INC01859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859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736000" calcext:value-type="float">
            <text:p>14787360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-015029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INC018609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INC018608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office:value-type="string" calcext:value-type="string">
            <text:p>INC01860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Posto Shell Keeper</text:p>
          </table:table-cell>
          <table:table-cell office:value-type="string" calcext:value-type="string">
            <text:p>INC018621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INC01860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INC01861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string" calcext:value-type="string">
            <text:p>INC018621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TASK012666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INC018593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537" calcext:value-type="float">
            <text:p>6537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INC01856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-015061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INC01854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8822400" calcext:value-type="float">
            <text:p>1478822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59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8908800" calcext:value-type="float">
            <text:p>14789088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01864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8908800" calcext:value-type="float">
            <text:p>1478908800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INC01861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8908800" calcext:value-type="float">
            <text:p>1478908800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INC018626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8908800" calcext:value-type="float">
            <text:p>1478908800</text:p>
          </table:table-cell>
          <table:table-cell office:value-type="float" office:value="6494" calcext:value-type="float">
            <text:p>6494</text:p>
          </table:table-cell>
          <table:table-cell office:value-type="string" calcext:value-type="string">
            <text:p>Posto Shell Gasparzinho</text:p>
          </table:table-cell>
          <table:table-cell office:value-type="string" calcext:value-type="string">
            <text:p>INC01860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8908800" calcext:value-type="float">
            <text:p>147890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64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568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56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568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TASK018568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INC018669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TASK018669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655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6550INC01868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01858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INC01858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TASK01858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INC018668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TASK015056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309" calcext:value-type="float">
            <text:p>6309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TASK015056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INC01863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INC01863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10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102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TASK01510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TASK01510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Posto Shell Estrela</text:p>
          </table:table-cell>
          <table:table-cell office:value-type="string" calcext:value-type="string">
            <text:p>TASK01510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Posto Shell Estrela</text:p>
          </table:table-cell>
          <table:table-cell office:value-type="string" calcext:value-type="string">
            <text:p>TASK015103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INC018717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INC01862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-01510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081600" calcext:value-type="float">
            <text:p>1479081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-01867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18693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INC1868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INC018689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INC01868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TASK018689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TASK012671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512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512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TASK015117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INC01869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INC018697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INC1865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INC01865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INC01865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Inc018655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TASK012669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632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69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inc018632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71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71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-018722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-01869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26680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254400" calcext:value-type="float">
            <text:p>1479254400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TASK012668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INC01872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720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INC01871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INC01872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INC01867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340800" calcext:value-type="float">
            <text:p>14793408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INC018704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INC018720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4815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INC018720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739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Posto Shell Tapera Grand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INC01871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427200" calcext:value-type="float">
            <text:p>1479427200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Posto Shell Hawai Rio</text:p>
          </table:table-cell>
          <table:table-cell office:value-type="string" calcext:value-type="string">
            <text:p>INC018757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794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INC1875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inc18752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80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INC018805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TASK015130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8799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513600" calcext:value-type="float">
            <text:p>1479513600</text:p>
          </table:table-cell>
          <table:table-cell office:value-type="float" office:value="6508" calcext:value-type="float">
            <text:p>6508</text:p>
          </table:table-cell>
          <table:table-cell office:value-type="string" calcext:value-type="string">
            <text:p>Posto Shell Malure</text:p>
          </table:table-cell>
          <table:table-cell office:value-type="string" calcext:value-type="string">
            <text:p>TASK015206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5087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TASK013394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INC018823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Posto Shell Maranelo 2</text:p>
          </table:table-cell>
          <table:table-cell office:value-type="string" calcext:value-type="string">
            <text:p>TASK015253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Posto Shell Maranelo 2</text:p>
          </table:table-cell>
          <table:table-cell office:value-type="float" office:value="152538" calcext:value-type="float">
            <text:p>15253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198" calcext:value-type="float">
            <text:p>6198</text:p>
          </table:table-cell>
          <table:table-cell office:value-type="string" calcext:value-type="string">
            <text:p>Posto Shell Maranelo 2</text:p>
          </table:table-cell>
          <table:table-cell office:value-type="string" calcext:value-type="string">
            <text:p>TASK015253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task015259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TASK015259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TASK014896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task14896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TASK014896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TASK0152464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2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TASK01497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INC01881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float" office:value="188138" calcext:value-type="float">
            <text:p>18813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float" office:value="152356" calcext:value-type="float">
            <text:p>15235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08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1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08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80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807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INC-01881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INC-018815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4978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4978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4978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686400" calcext:value-type="float">
            <text:p>1479686400</text:p>
          </table:table-cell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TASK013957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INC018859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float" office:value="119421" calcext:value-type="float">
            <text:p>11942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011942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86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5103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510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TASK015103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INC0188321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01529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015292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015292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8815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5243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TASK012666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420" calcext:value-type="float">
            <text:p>6420</text:p>
          </table:table-cell>
          <table:table-cell office:value-type="string" calcext:value-type="string">
            <text:p>Posto Shell Vitoria</text:p>
          </table:table-cell>
          <table:table-cell office:value-type="string" calcext:value-type="string">
            <text:p>INC018851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287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TASK015287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78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-018780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6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INC-018854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Posto Shell LK Vila Universitaria</text:p>
          </table:table-cell>
          <table:table-cell office:value-type="float" office:value="152892" calcext:value-type="float">
            <text:p>15289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772800" calcext:value-type="float">
            <text:p>1479772800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Posto Shell LK Vila Universitaria</text:p>
          </table:table-cell>
          <table:table-cell office:value-type="string" calcext:value-type="string">
            <text:p>TASK012669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TASK013839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INC018883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INC018887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TASK015320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INC018857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-018780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-0151212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-018894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8439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843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8843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859200" calcext:value-type="float">
            <text:p>1479859200</text:p>
          </table:table-cell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INC01882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384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3840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4840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384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TASK014320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889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float" office:value="188975" calcext:value-type="float">
            <text:p>18897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INC018897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TASK011944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INC01887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INC018871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INC018871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INC01887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88700" calcext:value-type="float">
            <text:p>18870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INC-01886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INC-018860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TASK-018860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5354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79945600" calcext:value-type="float">
            <text:p>147994560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TASK0153542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INC018872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string" calcext:value-type="string">
            <text:p>INC018935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TASK0154145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TASK01541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Posto Shell Estonia 5</text:p>
          </table:table-cell>
          <table:table-cell office:value-type="string" calcext:value-type="string">
            <text:p>TASK015414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Posto Shell Estonia 5</text:p>
          </table:table-cell>
          <table:table-cell office:value-type="string" calcext:value-type="string">
            <text:p>TASK015414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INC018918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to Shell Tratto</text:p>
          </table:table-cell>
          <table:table-cell office:value-type="string" calcext:value-type="string">
            <text:p>TASK015414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to Shell Tratto</text:p>
          </table:table-cell>
          <table:table-cell office:value-type="string" calcext:value-type="string">
            <text:p>TASK015414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TASK0154157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193" calcext:value-type="float">
            <text:p>6193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TASK015415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INC01892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TASK0154158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TASK01541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Posto Shell Panamericano</text:p>
          </table:table-cell>
          <table:table-cell office:value-type="string" calcext:value-type="string">
            <text:p>TASK0154133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Posto Shell Panamericano</text:p>
          </table:table-cell>
          <table:table-cell office:value-type="float" office:value="1154133" calcext:value-type="float">
            <text:p>115413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Posto Shell Panamericano</text:p>
          </table:table-cell>
          <table:table-cell office:value-type="string" calcext:value-type="string">
            <text:p>TASK0154132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TASK0131756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INC01317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float" office:value="131756" calcext:value-type="float">
            <text:p>13175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TASK013175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TASK013175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018870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-01894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-015410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TASK-015410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0154114</text:p>
          </table:table-cell>
          <table:table-cell office:value-type="string" calcext:value-type="string">
            <text:p>ASBUILT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015411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032000" calcext:value-type="float">
            <text:p>148003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015411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118400" calcext:value-type="float">
            <text:p>1480118400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Posto Shell Jordanopolis</text:p>
          </table:table-cell>
          <table:table-cell office:value-type="string" calcext:value-type="string">
            <text:p>INC018915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118400" calcext:value-type="float">
            <text:p>14801184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TASK015414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118400" calcext:value-type="float">
            <text:p>1480118400</text:p>
          </table:table-cell>
          <table:table-cell office:value-type="float" office:value="6459" calcext:value-type="float">
            <text:p>6459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INC01896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Posto Shell Monte Carlo</text:p>
          </table:table-cell>
          <table:table-cell office:value-type="string" calcext:value-type="string">
            <text:p>123105/12668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float" office:value="189228" calcext:value-type="float">
            <text:p>1892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Inc015449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Posto Shell Independencia do cambuci</text:p>
          </table:table-cell>
          <table:table-cell office:value-type="string" calcext:value-type="string">
            <text:p>INC01894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014184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014184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249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ôndola</text:p>
          </table:table-cell>
          <table:table-cell office:value-type="string" calcext:value-type="string">
            <text:p>TASK0120952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INC01898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TASK015448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INC0189414/INC0180993/TASK01546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8946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8946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TASK0189464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967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INC0189677/018967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TASK018988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291200" calcext:value-type="float">
            <text:p>1480291200</text:p>
          </table:table-cell>
          <table:table-cell office:value-type="float" office:value="6659" calcext:value-type="float">
            <text:p>6659</text:p>
          </table:table-cell>
          <table:table-cell office:value-type="string" calcext:value-type="string">
            <text:p>Posto Shell Jardim Marajoara</text:p>
          </table:table-cell>
          <table:table-cell office:value-type="float" office:value="154450" calcext:value-type="float">
            <text:p>15445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0154793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inc018993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Posto Shell Martinelli</text:p>
          </table:table-cell>
          <table:table-cell office:value-type="string" calcext:value-type="string">
            <text:p>INC01901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INC018988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INC018995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Posto Shell Campo limpo</text:p>
          </table:table-cell>
          <table:table-cell office:value-type="string" calcext:value-type="string">
            <text:p>INC018987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INC018989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INC0189738INC018966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float" office:value="154804" calcext:value-type="float">
            <text:p>15480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Posto Shell Alcides Costa</text:p>
          </table:table-cell>
          <table:table-cell office:value-type="float" office:value="189860" calcext:value-type="float">
            <text:p>1898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Posto Shell Nelson Scorsolini</text:p>
          </table:table-cell>
          <table:table-cell office:value-type="float" office:value="190023" calcext:value-type="float">
            <text:p>19002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TASK015054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INC018985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Posto Shell Trento</text:p>
          </table:table-cell>
          <table:table-cell office:value-type="float" office:value="190022" calcext:value-type="float">
            <text:p>1900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INC01901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898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015478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015478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377600" calcext:value-type="float">
            <text:p>14803776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0154785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155279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float" office:value="114730" calcext:value-type="float">
            <text:p>11473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float" office:value="114730" calcext:value-type="float">
            <text:p>114730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Posto Shell Diesel Mac</text:p>
          </table:table-cell>
          <table:table-cell office:value-type="string" calcext:value-type="string">
            <text:p>inc01899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INC0190167/TASK015360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011944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INC01897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INC019016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INC01900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5519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TASK015519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904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INC1898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5516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015516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float" office:value="190212" calcext:value-type="float">
            <text:p>19021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float" office:value="155301" calcext:value-type="float">
            <text:p>15530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464000" calcext:value-type="float">
            <text:p>14804640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float" office:value="155301" calcext:value-type="float">
            <text:p>155301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53457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TASK0119447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38404" calcext:value-type="float">
            <text:p>138404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49158" calcext:value-type="float">
            <text:p>14915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49158" calcext:value-type="float">
            <text:p>14915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float" office:value="119436" calcext:value-type="float">
            <text:p>11943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float" office:value="154190" calcext:value-type="float">
            <text:p>15419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011941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011941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011941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INC019043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550400" calcext:value-type="float">
            <text:p>1480550400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INC019043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90114" calcext:value-type="float">
            <text:p>1901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37351" calcext:value-type="float">
            <text:p>13735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37351" calcext:value-type="float">
            <text:p>1373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float" office:value="137351" calcext:value-type="float">
            <text:p>13735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INC0190722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52428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52428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636800" calcext:value-type="float">
            <text:p>14806368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0117111/TASK0126623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723200" calcext:value-type="float">
            <text:p>1480723200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float" office:value="190815" calcext:value-type="float">
            <text:p>19081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723200" calcext:value-type="float">
            <text:p>14807232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INC019065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723200" calcext:value-type="float">
            <text:p>1480723200</text:p>
          </table:table-cell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float" office:value="190507" calcext:value-type="float">
            <text:p>19050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723200" calcext:value-type="float">
            <text:p>14807232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INC019066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723200" calcext:value-type="float">
            <text:p>14807232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9104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TASK1563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INC19149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0138428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015634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015634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Task0156346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Posto Shell Companheiro</text:p>
          </table:table-cell>
          <table:table-cell office:value-type="string" calcext:value-type="string">
            <text:p>TASK015254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Posto Shell Companheiro</text:p>
          </table:table-cell>
          <table:table-cell office:value-type="string" calcext:value-type="string">
            <text:p>TASK015254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TASK015630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TASK015630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TASK011940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float" office:value="126179" calcext:value-type="float">
            <text:p>12617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string" calcext:value-type="string">
            <text:p>task012617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float" office:value="126179" calcext:value-type="float">
            <text:p>126179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INC019142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88700" calcext:value-type="float">
            <text:p>188700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90666" calcext:value-type="float">
            <text:p>19066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90724" calcext:value-type="float">
            <text:p>19072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float" office:value="190629" calcext:value-type="float">
            <text:p>19062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015601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015601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0156019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INC018970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TASK015528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TASK015528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INC019068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015639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TASK0156393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TASK015630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896000" calcext:value-type="float">
            <text:p>1480896000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TASK015630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float" office:value="191455" calcext:value-type="float">
            <text:p>19145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inc0191368inc019142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INC019147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TASK0156623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TASK0156623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TASK0156623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osto Shell 3M</text:p>
          </table:table-cell>
          <table:table-cell office:value-type="float" office:value="191304" calcext:value-type="float">
            <text:p>19130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osto Shell 3M</text:p>
          </table:table-cell>
          <table:table-cell office:value-type="string" calcext:value-type="string">
            <text:p>task0186677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INC0196669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TASK0156669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float" office:value="190935" calcext:value-type="float">
            <text:p>19093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316" calcext:value-type="float">
            <text:p>6316</text:p>
          </table:table-cell>
          <table:table-cell office:value-type="string" calcext:value-type="string">
            <text:p>Posto Shell Sociedade RD</text:p>
          </table:table-cell>
          <table:table-cell office:value-type="float" office:value="191465" calcext:value-type="float">
            <text:p>19146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357" calcext:value-type="float">
            <text:p>6357</text:p>
          </table:table-cell>
          <table:table-cell office:value-type="string" calcext:value-type="string">
            <text:p>Posto Shell Rede Senna</text:p>
          </table:table-cell>
          <table:table-cell office:value-type="string" calcext:value-type="string">
            <text:p>inc01912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459" calcext:value-type="float">
            <text:p>6459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INC019141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459" calcext:value-type="float">
            <text:p>6459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TASK015666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float" office:value="191493" calcext:value-type="float">
            <text:p>191493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0156627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TASK0156627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INC019045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INC0191458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TASK0156659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INC0191401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0982400" calcext:value-type="float">
            <text:p>1480982400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inc019145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67251" calcext:value-type="float">
            <text:p>167251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91286" calcext:value-type="float">
            <text:p>191286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57251" calcext:value-type="float">
            <text:p>15725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57251" calcext:value-type="float">
            <text:p>1572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float" office:value="157251" calcext:value-type="float">
            <text:p>15725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TASK014892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TASK01489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TASK014892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TASK0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TASK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47832" calcext:value-type="float">
            <text:p>147832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91414" calcext:value-type="float">
            <text:p>19141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19406" calcext:value-type="float">
            <text:p>119406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19406" calcext:value-type="float">
            <text:p>119406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float" office:value="119406" calcext:value-type="float">
            <text:p>119406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0126654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inc0191645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015700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TASK011945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TASK0154478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392" calcext:value-type="float">
            <text:p>6392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TASK0154478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0157194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float" office:value="153565" calcext:value-type="float">
            <text:p>15356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float" office:value="153565" calcext:value-type="float">
            <text:p>153565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56990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0156990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INC0191954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Task0156725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068800" calcext:value-type="float">
            <text:p>1481068800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Task0156725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INC0187997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155200" calcext:value-type="float">
            <text:p>1481155200</text:p>
          </table:table-cell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49" calcext:value-type="float">
            <text:p>6449</text:p>
          </table:table-cell>
          <table:table-cell office:value-type="string" calcext:value-type="string">
            <text:p>Posto Shell Jardim Oceanico da Bar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241600" calcext:value-type="float">
            <text:p>14812416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Posto Shell Dona Franci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328000" calcext:value-type="float">
            <text:p>1481328000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414400" calcext:value-type="float">
            <text:p>1481414400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414400" calcext:value-type="float">
            <text:p>1481414400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415" calcext:value-type="float">
            <text:p>6415</text:p>
          </table:table-cell>
          <table:table-cell office:value-type="string" calcext:value-type="string">
            <text:p>Posto Shell Aguia de Ha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500800" calcext:value-type="float">
            <text:p>1481500800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002" calcext:value-type="float">
            <text:p>6002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Posto Shell Independencia do cambuc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Posto Shell Brilha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Posto Shell Lavap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Posto Shell Venez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Posto Shell Roc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311" calcext:value-type="float">
            <text:p>6311</text:p>
          </table:table-cell>
          <table:table-cell office:value-type="string" calcext:value-type="string">
            <text:p>Posto Shell Dona Franci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Posto Shell Bongu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Posto Shell Universo 2000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378" calcext:value-type="float">
            <text:p>6378</text:p>
          </table:table-cell>
          <table:table-cell office:value-type="string" calcext:value-type="string">
            <text:p>Posto Shell Dias</text:p>
          </table:table-cell>
          <table:table-cell office:value-type="string" calcext:value-type="string">
            <text:p>TASK0158751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Posto Shell Siqueira e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01" calcext:value-type="float">
            <text:p>6501</text:p>
          </table:table-cell>
          <table:table-cell office:value-type="string" calcext:value-type="string">
            <text:p>Posto Shell Kalo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TASK0158581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587200" calcext:value-type="float">
            <text:p>1481587200</text:p>
          </table:table-cell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TASK0158581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Posto Shell Alcantar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Posto Shell Estonia 2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Posto Shell Tao Set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Posto Shell Tao Set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Posto Shell Siqueira e Carbonar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673600" calcext:value-type="float">
            <text:p>14816736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08" calcext:value-type="float">
            <text:p>6508</text:p>
          </table:table-cell>
          <table:table-cell office:value-type="string" calcext:value-type="string">
            <text:p>Posto Shell Malu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760000" calcext:value-type="float">
            <text:p>1481760000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1846400" calcext:value-type="float">
            <text:p>1481846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230" calcext:value-type="float">
            <text:p>6230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105600" calcext:value-type="float">
            <text:p>14821056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Posto Shell Osasco Country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127" calcext:value-type="float">
            <text:p>6127</text:p>
          </table:table-cell>
          <table:table-cell office:value-type="string" calcext:value-type="string">
            <text:p>Posto Shell Osasco Country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Posto Shell Rioli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Posto Shell Tren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Posto Shell Tren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192000" calcext:value-type="float">
            <text:p>1482192000</text:p>
          </table:table-cell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34" calcext:value-type="float">
            <text:p>6334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Posto Shell Fantina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Posto Shell Fantinat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Posto Shell Fera de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390" calcext:value-type="float">
            <text:p>6390</text:p>
          </table:table-cell>
          <table:table-cell office:value-type="string" calcext:value-type="string">
            <text:p>Posto Shell Fera de Itapev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278400" calcext:value-type="float">
            <text:p>1482278400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úr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326" calcext:value-type="float">
            <text:p>6326</text:p>
          </table:table-cell>
          <table:table-cell office:value-type="string" calcext:value-type="string">
            <text:p>Posto Shell Juru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364800" calcext:value-type="float">
            <text:p>1482364800</text:p>
          </table:table-cell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26" calcext:value-type="float">
            <text:p>6026</text:p>
          </table:table-cell>
          <table:table-cell office:value-type="string" calcext:value-type="string">
            <text:p>Posto Shell Cote D'azu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Posto Shell M.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Posto Shell Jup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Posto Shell Jup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451200" calcext:value-type="float">
            <text:p>1482451200</text:p>
          </table:table-cell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537600" calcext:value-type="float">
            <text:p>1482537600</text:p>
          </table:table-cell>
          <table:table-cell office:value-type="float" office:value="6261" calcext:value-type="float">
            <text:p>6261</text:p>
          </table:table-cell>
          <table:table-cell office:value-type="string" calcext:value-type="string">
            <text:p>Posto Shell Car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537600" calcext:value-type="float">
            <text:p>1482537600</text:p>
          </table:table-cell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AÇÕES DE MELHORIAS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537600" calcext:value-type="float">
            <text:p>1482537600</text:p>
          </table:table-cell>
          <table:table-cell office:value-type="float" office:value="6657" calcext:value-type="float">
            <text:p>6657</text:p>
          </table:table-cell>
          <table:table-cell office:value-type="string" calcext:value-type="string">
            <text:p>Posto Shell Via Pon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DI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Posto Shell Ip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Posto Shell Ip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603" calcext:value-type="float">
            <text:p>6603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482710400" calcext:value-type="float">
            <text:p>1482710400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RETIRADA ANTENA 5.8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SINALIZAÇÃO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Posto Shell Kl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LANO VERÃO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68" calcext:value-type="float">
            <text:p>6068</text:p>
          </table:table-cell>
          <table:table-cell office:value-type="string" calcext:value-type="string">
            <text:p>Posto Shell Kll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PREVEN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482796800" calcext:value-type="float">
            <text:p>1482796800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TASK_NÃO_INFORMADA</text:p>
          </table:table-cell>
          <table:table-cell office:value-type="string" calcext:value-type="string">
            <text:p>CORRETIVA</text:p>
          </table:table-cell>
          <table:table-cell office:value-type="string" calcext:value-type="string">
            <text:p>RJ01</text:p>
          </table:table-cell>
        </table:table-row>
        <table:table-row table:style-name="ro2">
          <table:table-cell table:number-columns-repeated="6"/>
        </table:table-row>
      </table:table>
      <table:table table:name="Planilha2" table:style-name="ta1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calcext:value-type="string">
            <text:p>CGMP</text:p>
          </table:table-cell>
          <table:table-cell table:style-name="ce1" office:value-type="string" calcext:value-type="string">
            <text:p>NOME POST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SURVEY</text:p>
          </table:table-cell>
          <table:table-cell table:style-name="ce1" office:value-type="string" calcext:value-type="string">
            <text:p>Infra</text:p>
          </table:table-cell>
          <table:table-cell table:style-name="ce1" office:value-type="string" calcext:value-type="string">
            <text:p>Conexão</text:p>
          </table:table-cell>
          <table:table-cell table:number-columns-repeated="1017"/>
        </table:table-row>
        <table:table-row table:style-name="ro1">
          <table:table-cell table:style-name="ce2" office:value-type="float" office:value="6079" calcext:value-type="float">
            <text:p>6079</text:p>
          </table:table-cell>
          <table:table-cell table:style-name="ce2" office:value-type="string" calcext:value-type="string">
            <text:p>ÁGUA FUNDA I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number-columns-repeated="2" table:style-name="ce4" office:value-type="date" office:date-value="2016-10-12" calcext:value-type="date">
            <text:p>12/10/16</text:p>
          </table:table-cell>
          <table:table-cell table:style-name="ce4" office:value-type="date" office:date-value="2016-10-13" calcext:value-type="date">
            <text:p>13/10/16</text:p>
          </table:table-cell>
          <table:table-cell table:number-columns-repeated="1017"/>
        </table:table-row>
        <table:table-row table:style-name="ro1">
          <table:table-cell table:style-name="ce2" office:value-type="float" office:value="6522" calcext:value-type="float">
            <text:p>6522</text:p>
          </table:table-cell>
          <table:table-cell table:style-name="ce2" office:value-type="string" calcext:value-type="string">
            <text:p>TRENTO</text:p>
          </table:table-cell>
          <table:table-cell table:style-name="ce2" office:value-type="string" calcext:value-type="string">
            <text:p>Osasc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05" calcext:value-type="date">
            <text:p>05/01/17</text:p>
          </table:table-cell>
          <table:table-cell table:style-name="ce4" office:value-type="date" office:date-value="2017-01-11" calcext:value-type="date">
            <text:p>11/01/17</text:p>
          </table:table-cell>
          <table:table-cell table:style-name="ce4" office:value-type="date" office:date-value="2017-01-12" calcext:value-type="date">
            <text:p>12/01/17</text:p>
          </table:table-cell>
          <table:table-cell table:number-columns-repeated="1017"/>
        </table:table-row>
        <table:table-row table:style-name="ro1">
          <table:table-cell table:style-name="ce2" office:value-type="float" office:value="6049" calcext:value-type="float">
            <text:p>6049</text:p>
          </table:table-cell>
          <table:table-cell table:style-name="ce2" office:value-type="string" calcext:value-type="string">
            <text:p>FRANCISCO MORAT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05" calcext:value-type="date">
            <text:p>05/01/17</text:p>
          </table:table-cell>
          <table:table-cell table:style-name="ce4" office:value-type="date" office:date-value="2017-01-26" calcext:value-type="date">
            <text:p>26/01/17</text:p>
          </table:table-cell>
          <table:table-cell table:style-name="ce4" office:value-type="date" office:date-value="2017-01-27" calcext:value-type="date">
            <text:p>27/01/17</text:p>
          </table:table-cell>
          <table:table-cell table:number-columns-repeated="1017"/>
        </table:table-row>
        <table:table-row table:style-name="ro1">
          <table:table-cell table:style-name="ce2" office:value-type="float" office:value="6286" calcext:value-type="float">
            <text:p>6286</text:p>
          </table:table-cell>
          <table:table-cell table:style-name="ce2" office:value-type="string" calcext:value-type="string">
            <text:p>SOLEDADE GAUCHA</text:p>
          </table:table-cell>
          <table:table-cell table:style-name="ce2" office:value-type="string" calcext:value-type="string">
            <text:p>Sorocab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24" calcext:value-type="date">
            <text:p>24/01/17</text:p>
          </table:table-cell>
          <table:table-cell table:style-name="ce4" office:value-type="date" office:date-value="2017-02-01" calcext:value-type="date">
            <text:p>01/02/17</text:p>
          </table:table-cell>
          <table:table-cell table:style-name="ce4" office:value-type="date" office:date-value="2017-02-02" calcext:value-type="date">
            <text:p>02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345" calcext:value-type="float">
            <text:p>6345</text:p>
          </table:table-cell>
          <table:table-cell table:style-name="ce2" office:value-type="string" calcext:value-type="string">
            <text:p>CEDRO</text:p>
          </table:table-cell>
          <table:table-cell table:style-name="ce2" office:value-type="string" calcext:value-type="string">
            <text:p>Sorocab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24" calcext:value-type="date">
            <text:p>24/01/17</text:p>
          </table:table-cell>
          <table:table-cell table:style-name="ce4" office:value-type="date" office:date-value="2017-02-08" calcext:value-type="date">
            <text:p>08/02/17</text:p>
          </table:table-cell>
          <table:table-cell table:style-name="ce4" office:value-type="date" office:date-value="2017-02-09" calcext:value-type="date">
            <text:p>09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011" calcext:value-type="float">
            <text:p>6011</text:p>
          </table:table-cell>
          <table:table-cell table:style-name="ce2" office:value-type="string" calcext:value-type="string">
            <text:p>RALPHA</text:p>
          </table:table-cell>
          <table:table-cell table:style-name="ce2" office:value-type="string" calcext:value-type="string">
            <text:p>Barueri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30" calcext:value-type="date">
            <text:p>30/01/17</text:p>
          </table:table-cell>
          <table:table-cell table:style-name="ce4" office:value-type="date" office:date-value="2017-02-15" calcext:value-type="date">
            <text:p>15/02/17</text:p>
          </table:table-cell>
          <table:table-cell table:style-name="ce4" office:value-type="date" office:date-value="2017-02-16" calcext:value-type="date">
            <text:p>16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299" calcext:value-type="float">
            <text:p>6299</text:p>
          </table:table-cell>
          <table:table-cell table:style-name="ce2" office:value-type="string" calcext:value-type="string">
            <text:p>DAR A</text:p>
          </table:table-cell>
          <table:table-cell table:style-name="ce2" office:value-type="string" calcext:value-type="string">
            <text:p>Osasc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1-30" calcext:value-type="date">
            <text:p>30/01/17</text:p>
          </table:table-cell>
          <table:table-cell table:style-name="ce4" office:value-type="date" office:date-value="2017-02-21" calcext:value-type="date">
            <text:p>21/02/17</text:p>
          </table:table-cell>
          <table:table-cell table:style-name="ce4" office:value-type="date" office:date-value="2017-02-22" calcext:value-type="date">
            <text:p>22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013" calcext:value-type="float">
            <text:p>6013</text:p>
          </table:table-cell>
          <table:table-cell table:style-name="ce2" office:value-type="string" calcext:value-type="string">
            <text:p>ESTAÇÃO CARANDIRU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2-14" calcext:value-type="date">
            <text:p>14/02/17</text:p>
          </table:table-cell>
          <table:table-cell table:style-name="ce4" office:value-type="date" office:date-value="2017-02-23" calcext:value-type="date">
            <text:p>23/02/17</text:p>
          </table:table-cell>
          <table:table-cell table:style-name="ce4" office:value-type="date" office:date-value="2017-02-24" calcext:value-type="date">
            <text:p>24/02/17</text:p>
          </table:table-cell>
          <table:table-cell table:number-columns-repeated="1017"/>
        </table:table-row>
        <table:table-row table:style-name="ro1">
          <table:table-cell table:style-name="ce2" office:value-type="float" office:value="6025" calcext:value-type="float">
            <text:p>6025</text:p>
          </table:table-cell>
          <table:table-cell table:style-name="ce2" office:value-type="string" calcext:value-type="string">
            <text:p>BATALHA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2-14" calcext:value-type="date">
            <text:p>14/02/17</text:p>
          </table:table-cell>
          <table:table-cell table:style-name="ce4" office:value-type="date" office:date-value="2017-03-02" calcext:value-type="date">
            <text:p>02/03/17</text:p>
          </table:table-cell>
          <table:table-cell table:style-name="ce4" office:value-type="date" office:date-value="2017-03-03" calcext:value-type="date">
            <text:p>03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032" calcext:value-type="float">
            <text:p>6032</text:p>
          </table:table-cell>
          <table:table-cell table:style-name="ce2" office:value-type="string" calcext:value-type="string">
            <text:p>M.A.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4" office:value-type="date" office:date-value="2017-03-07" calcext:value-type="date">
            <text:p>07/03/17</text:p>
          </table:table-cell>
          <table:table-cell table:style-name="ce4" office:value-type="date" office:date-value="2017-03-08" calcext:value-type="date">
            <text:p>08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043" calcext:value-type="float">
            <text:p>6043</text:p>
          </table:table-cell>
          <table:table-cell table:style-name="ce2" office:value-type="string" calcext:value-type="string">
            <text:p>FUKUYA KANEMOT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3" calcext:value-type="date">
            <text:p>03/03/17</text:p>
          </table:table-cell>
          <table:table-cell table:style-name="ce4" office:value-type="date" office:date-value="2017-03-09" calcext:value-type="date">
            <text:p>09/03/17</text:p>
          </table:table-cell>
          <table:table-cell table:style-name="ce4" office:value-type="date" office:date-value="2017-03-10" calcext:value-type="date">
            <text:p>10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045" calcext:value-type="float">
            <text:p>6045</text:p>
          </table:table-cell>
          <table:table-cell table:style-name="ce2" office:value-type="string" calcext:value-type="string">
            <text:p>LUTAIF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4" office:value-type="date" office:date-value="2017-03-15" calcext:value-type="date">
            <text:p>15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115" calcext:value-type="float">
            <text:p>6115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06" calcext:value-type="date">
            <text:p>06/03/17</text:p>
          </table:table-cell>
          <table:table-cell table:style-name="ce4" office:value-type="date" office:date-value="2017-03-16" calcext:value-type="date">
            <text:p>16/03/17</text:p>
          </table:table-cell>
          <table:table-cell table:style-name="ce4" office:value-type="date" office:date-value="2017-03-17" calcext:value-type="date">
            <text:p>17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138" calcext:value-type="float">
            <text:p>6138</text:p>
          </table:table-cell>
          <table:table-cell table:style-name="ce2" office:value-type="string" calcext:value-type="string">
            <text:p>ESTONIA 3</text:p>
          </table:table-cell>
          <table:table-cell table:style-name="ce2" office:value-type="string" calcext:value-type="string">
            <text:p>São Bernard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4" office:value-type="date" office:date-value="2017-03-21" calcext:value-type="date">
            <text:p>21/03/17</text:p>
          </table:table-cell>
          <table:table-cell table:style-name="ce4" office:value-type="date" office:date-value="2017-03-22" calcext:value-type="date">
            <text:p>22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19" calcext:value-type="float">
            <text:p>6219</text:p>
          </table:table-cell>
          <table:table-cell table:style-name="ce2" office:value-type="string" calcext:value-type="string">
            <text:p>DIESELMAC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13" calcext:value-type="date">
            <text:p>13/03/17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4" office:value-type="date" office:date-value="2017-03-24" calcext:value-type="date">
            <text:p>24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49" calcext:value-type="float">
            <text:p>6249</text:p>
          </table:table-cell>
          <table:table-cell table:style-name="ce2" office:value-type="string" calcext:value-type="string">
            <text:p>ALBANO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4" office:value-type="date" office:date-value="2017-03-28" calcext:value-type="date">
            <text:p>28/03/17</text:p>
          </table:table-cell>
          <table:table-cell table:style-name="ce4" office:value-type="date" office:date-value="2017-03-29" calcext:value-type="date">
            <text:p>29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54" calcext:value-type="float">
            <text:p>6254</text:p>
          </table:table-cell>
          <table:table-cell table:style-name="ce2" office:value-type="string" calcext:value-type="string">
            <text:p>PADOCKA</text:p>
          </table:table-cell>
          <table:table-cell table:style-name="ce2" office:value-type="string" calcext:value-type="string">
            <text:p>Santo André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0" calcext:value-type="date">
            <text:p>20/03/17</text:p>
          </table:table-cell>
          <table:table-cell table:style-name="ce4" office:value-type="date" office:date-value="2017-03-30" calcext:value-type="date">
            <text:p>30/03/17</text:p>
          </table:table-cell>
          <table:table-cell table:style-name="ce4" office:value-type="date" office:date-value="2017-03-31" calcext:value-type="date">
            <text:p>31/03/17</text:p>
          </table:table-cell>
          <table:table-cell table:number-columns-repeated="1017"/>
        </table:table-row>
        <table:table-row table:style-name="ro1">
          <table:table-cell table:style-name="ce2" office:value-type="float" office:value="6264" calcext:value-type="float">
            <text:p>6264</text:p>
          </table:table-cell>
          <table:table-cell table:style-name="ce2" office:value-type="string" calcext:value-type="string">
            <text:p>ARINELLA BROOKLIN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4" office:value-type="date" office:date-value="2017-04-04" calcext:value-type="date">
            <text:p>04/04/17</text:p>
          </table:table-cell>
          <table:table-cell table:style-name="ce4" office:value-type="date" office:date-value="2017-04-05" calcext:value-type="date">
            <text:p>05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412" calcext:value-type="float">
            <text:p>6412</text:p>
          </table:table-cell>
          <table:table-cell table:style-name="ce2" office:value-type="string" calcext:value-type="string">
            <text:p>DUQUE CITY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3-27" calcext:value-type="date">
            <text:p>27/03/17</text:p>
          </table:table-cell>
          <table:table-cell table:style-name="ce4" office:value-type="date" office:date-value="2017-04-06" calcext:value-type="date">
            <text:p>06/04/17</text:p>
          </table:table-cell>
          <table:table-cell table:style-name="ce4" office:value-type="date" office:date-value="2017-04-07" calcext:value-type="date">
            <text:p>07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489" calcext:value-type="float">
            <text:p>6489</text:p>
          </table:table-cell>
          <table:table-cell table:style-name="ce2" office:value-type="string" calcext:value-type="string">
            <text:p>FLOR DA LUZ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4" office:value-type="date" office:date-value="2017-04-11" calcext:value-type="date">
            <text:p>11/04/17</text:p>
          </table:table-cell>
          <table:table-cell table:style-name="ce4" office:value-type="date" office:date-value="2017-04-12" calcext:value-type="date">
            <text:p>12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038" calcext:value-type="float">
            <text:p>6038</text:p>
          </table:table-cell>
          <table:table-cell table:style-name="ce2" office:value-type="string" calcext:value-type="string">
            <text:p>BENETS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03" calcext:value-type="date">
            <text:p>03/04/17</text:p>
          </table:table-cell>
          <table:table-cell table:style-name="ce4" office:value-type="date" office:date-value="2017-04-18" calcext:value-type="date">
            <text:p>18/04/17</text:p>
          </table:table-cell>
          <table:table-cell table:style-name="ce4" office:value-type="date" office:date-value="2017-04-19" calcext:value-type="date">
            <text:p>19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005" calcext:value-type="float">
            <text:p>6005</text:p>
          </table:table-cell>
          <table:table-cell table:style-name="ce2" office:value-type="string" calcext:value-type="string">
            <text:p>ATLÂNTICA</text:p>
          </table:table-cell>
          <table:table-cell table:style-name="ce2" office:value-type="string" calcext:value-type="string">
            <text:p>São Paul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0" calcext:value-type="date">
            <text:p>10/04/17</text:p>
          </table:table-cell>
          <table:table-cell table:style-name="ce4" office:value-type="date" office:date-value="2017-04-25" calcext:value-type="date">
            <text:p>25/04/17</text:p>
          </table:table-cell>
          <table:table-cell table:style-name="ce4" office:value-type="date" office:date-value="2017-04-26" calcext:value-type="date">
            <text:p>26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491" calcext:value-type="float">
            <text:p>6491</text:p>
          </table:table-cell>
          <table:table-cell table:style-name="ce2" office:value-type="string" calcext:value-type="string">
            <text:p>NOVA SUIÇA</text:p>
          </table:table-cell>
          <table:table-cell table:style-name="ce2" office:value-type="string" calcext:value-type="string">
            <text:p>Indaiatub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0" calcext:value-type="date">
            <text:p>10/04/17</text:p>
          </table:table-cell>
          <table:table-cell table:style-name="ce4" office:value-type="date" office:date-value="2017-04-27" calcext:value-type="date">
            <text:p>27/04/17</text:p>
          </table:table-cell>
          <table:table-cell table:style-name="ce4" office:value-type="date" office:date-value="2017-04-28" calcext:value-type="date">
            <text:p>28/04/17</text:p>
          </table:table-cell>
          <table:table-cell table:number-columns-repeated="1017"/>
        </table:table-row>
        <table:table-row table:style-name="ro1">
          <table:table-cell table:style-name="ce2" office:value-type="float" office:value="6363" calcext:value-type="float">
            <text:p>6363</text:p>
          </table:table-cell>
          <table:table-cell table:style-name="ce2" office:value-type="string" calcext:value-type="string">
            <text:p>FANTINATO</text:p>
          </table:table-cell>
          <table:table-cell table:style-name="ce2" office:value-type="string" calcext:value-type="string">
            <text:p>Paulinia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3" calcext:value-type="date">
            <text:p>13/04/17</text:p>
          </table:table-cell>
          <table:table-cell table:style-name="ce4" office:value-type="date" office:date-value="2017-05-02" calcext:value-type="date">
            <text:p>02/05/17</text:p>
          </table:table-cell>
          <table:table-cell table:style-name="ce4" office:value-type="date" office:date-value="2017-05-03" calcext:value-type="date">
            <text:p>03/05/17</text:p>
          </table:table-cell>
          <table:table-cell table:number-columns-repeated="1017"/>
        </table:table-row>
        <table:table-row table:style-name="ro1">
          <table:table-cell table:style-name="ce2" office:value-type="float" office:value="6316" calcext:value-type="float">
            <text:p>6316</text:p>
          </table:table-cell>
          <table:table-cell table:style-name="ce2" office:value-type="string" calcext:value-type="string">
            <text:p>SOCIEDADE RD</text:p>
          </table:table-cell>
          <table:table-cell table:style-name="ce2" office:value-type="string" calcext:value-type="string">
            <text:p>Ribeirão Preto</text:p>
          </table:table-cell>
          <table:table-cell table:style-name="ce2" office:value-type="string" calcext:value-type="string">
            <text:p>SP</text:p>
          </table:table-cell>
          <table:table-cell table:style-name="ce4" office:value-type="date" office:date-value="2017-04-17" calcext:value-type="date">
            <text:p>17/04/17</text:p>
          </table:table-cell>
          <table:table-cell table:style-name="ce4" office:value-type="date" office:date-value="2017-05-04" calcext:value-type="date">
            <text:p>04/05/17</text:p>
          </table:table-cell>
          <table:table-cell table:style-name="ce4" office:value-type="date" office:date-value="2017-05-05" calcext:value-type="date">
            <text:p>05/05/17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3" table:style-name="ta1">
        <table:table-column table:style-name="co8" table:default-cell-style-name="ce2"/>
        <table:table-column table:style-name="co15" table:default-cell-style-name="ce4"/>
        <table:table-column table:style-name="co16" table:default-cell-style-name="Default"/>
        <table:table-row table:style-name="ro1">
          <table:table-cell table:style-name="ce1" office:value-type="string" calcext:value-type="string">
            <text:p>CGMP</text:p>
          </table:table-cell>
          <table:table-cell table:style-name="ce1" office:value-type="string" calcext:value-type="string">
            <text:p>Planejado</text:p>
          </table:table-cell>
          <table:table-cell table:style-name="ce1" office:value-type="string" calcext:value-type="string">
            <text:p>Ação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date" office:date-value="2017-04-10" calcext:value-type="date">
            <text:p>10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date" office:date-value="2017-01-30" calcext:value-type="date">
            <text:p>30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date" office:date-value="2017-02-14" calcext:value-type="date">
            <text:p>14/02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date" office:date-value="2017-02-14" calcext:value-type="date">
            <text:p>14/02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date" office:date-value="2017-03-03" calcext:value-type="date">
            <text:p>0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date" office:date-value="2017-04-03" calcext:value-type="date">
            <text:p>03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date" office:date-value="2017-03-03" calcext:value-type="date">
            <text:p>0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date" office:date-value="2017-03-06" calcext:value-type="date">
            <text:p>06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date" office:date-value="2017-01-05" calcext:value-type="date">
            <text:p>05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date" office:date-value="2016-10-12" calcext:value-type="date">
            <text:p>12/10/16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date" office:date-value="2017-03-06" calcext:value-type="date">
            <text:p>06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date" office:date-value="2017-03-13" calcext:value-type="date">
            <text:p>1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7-03-13" calcext:value-type="date">
            <text:p>13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date" office:date-value="2017-03-20" calcext:value-type="date">
            <text:p>20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7-03-20" calcext:value-type="date">
            <text:p>20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date" office:date-value="2017-03-27" calcext:value-type="date">
            <text:p>27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date" office:date-value="2017-04-05" calcext:value-type="date">
            <text:p>05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date" office:date-value="2017-01-24" calcext:value-type="date">
            <text:p>24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date" office:date-value="2017-01-30" calcext:value-type="date">
            <text:p>30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table:style-name="ce5" office:value-type="float" office:value="6316" calcext:value-type="float">
            <text:p>6316</text:p>
          </table:table-cell>
          <table:table-cell table:style-name="ce6" office:value-type="date" office:date-value="2017-04-17" calcext:value-type="date">
            <text:p>17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table:style-name="ce5" office:value-type="float" office:value="6316" calcext:value-type="float">
            <text:p>6316</text:p>
          </table:table-cell>
          <table:table-cell table:style-name="ce6" office:value-type="date" office:date-value="2017-05-04" calcext:value-type="date">
            <text:p>04/05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table:style-name="ce5" office:value-type="float" office:value="6316" calcext:value-type="float">
            <text:p>6316</text:p>
          </table:table-cell>
          <table:table-cell table:style-name="ce6" office:value-type="date" office:date-value="2017-05-05" calcext:value-type="date">
            <text:p>05/05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7-01-24" calcext:value-type="date">
            <text:p>24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7-04-13" calcext:value-type="date">
            <text:p>13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date" office:date-value="2017-03-27" calcext:value-type="date">
            <text:p>27/03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date" office:date-value="2017-04-07" calcext:value-type="date">
            <text:p>07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date" office:date-value="2017-04-03" calcext:value-type="date">
            <text:p>03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date" office:date-value="2017-04-11" calcext:value-type="date">
            <text:p>11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date" office:date-value="2017-04-12" calcext:value-type="date">
            <text:p>12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date" office:date-value="2017-04-10" calcext:value-type="date">
            <text:p>10/04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Conexão ICR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date" office:date-value="2017-01-05" calcext:value-type="date">
            <text:p>05/01/17</text:p>
          </table:table-cell>
          <table:table-cell table:style-name="ce4" office:value-type="string" calcext:value-type="string">
            <text:p>Survey ICR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Infraestrutura ICR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onexão ICR</text:p>
          </table:table-cell>
        </table:table-row>
      </table:table>
      <table:table table:name="Planilha4" table:style-name="ta1">
        <table:table-column table:style-name="co19" table:default-cell-style-name="ce38"/>
        <table:table-column table:style-name="co20" table:default-cell-style-name="ce35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33"/>
        <table:table-column table:style-name="co25" table:default-cell-style-name="ce35"/>
        <table:table-column table:style-name="co26" table:default-cell-style-name="Default"/>
        <table:table-row table:style-name="ro1">
          <table:table-cell table:style-name="Default" office:value-type="string" calcext:value-type="string">
            <text:p>EntryDate</text:p>
          </table:table-cell>
          <table:table-cell table:style-name="Default" office:value-type="string" calcext:value-type="string">
            <text:p>Data Planejada</text:p>
          </table:table-cell>
          <table:table-cell office:value-type="string" calcext:value-type="string">
            <text:p>Data Realizado</text:p>
          </table:table-cell>
          <table:table-cell office:value-type="string" calcext:value-type="string">
            <text:p>Chamado</text:p>
          </table:table-cell>
          <table:table-cell office:value-type="string" calcext:value-type="string">
            <text:p>Resumo</text:p>
          </table:table-cell>
          <table:table-cell table:style-name="Default" office:value-type="string" calcext:value-type="string">
            <text:p>Posto (Cod.)</text:p>
          </table:table-cell>
          <table:table-cell table:style-name="Default" office:value-type="string" calcext:value-type="string">
            <text:p>Formulário</text:p>
          </table:table-cell>
          <table:table-cell office:value-type="string" calcext:value-type="string">
            <text:p>Empresa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0" calcext:value-type="date">
            <text:p>10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5" calcext:value-type="date">
            <text:p>25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6" calcext:value-type="date">
            <text:p>26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30" calcext:value-type="date">
            <text:p>30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5" calcext:value-type="date">
            <text:p>15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6" calcext:value-type="date">
            <text:p>16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4" calcext:value-type="date">
            <text:p>14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3" calcext:value-type="date">
            <text:p>23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4" calcext:value-type="date">
            <text:p>24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14" calcext:value-type="date">
            <text:p>14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8" calcext:value-type="date">
            <text:p>08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2" calcext:value-type="float">
            <text:p>6032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8" calcext:value-type="date">
            <text:p>18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9" calcext:value-type="date">
            <text:p>19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9" calcext:value-type="date">
            <text:p>09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0" calcext:value-type="date">
            <text:p>1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4" calcext:value-type="date">
            <text:p>14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05" calcext:value-type="date">
            <text:p>05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6" calcext:value-type="date">
            <text:p>26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7" calcext:value-type="date">
            <text:p>27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6-10-12" calcext:value-type="date">
            <text:p>12/10/16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6-10-12" calcext:value-type="date">
            <text:p>12/10/16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6-10-13" calcext:value-type="date">
            <text:p>13/10/16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6" calcext:value-type="date">
            <text:p>16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7" calcext:value-type="date">
            <text:p>1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1" calcext:value-type="date">
            <text:p>21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2" calcext:value-type="date">
            <text:p>22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3" calcext:value-type="date">
            <text:p>23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4" calcext:value-type="date">
            <text:p>24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0" calcext:value-type="date">
            <text:p>2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8" calcext:value-type="date">
            <text:p>28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9" calcext:value-type="date">
            <text:p>29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49" calcext:value-type="float">
            <text:p>624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0" calcext:value-type="date">
            <text:p>2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30" calcext:value-type="date">
            <text:p>30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31" calcext:value-type="date">
            <text:p>31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7" calcext:value-type="date">
            <text:p>2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4" calcext:value-type="date">
            <text:p>04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5" calcext:value-type="date">
            <text:p>05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4" calcext:value-type="date">
            <text:p>24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1" calcext:value-type="date">
            <text:p>01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2" calcext:value-type="date">
            <text:p>02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30" calcext:value-type="date">
            <text:p>30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1" calcext:value-type="date">
            <text:p>21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22" calcext:value-type="date">
            <text:p>22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table:style-name="ce37" office:value-type="date" office:date-value="2017-04-17" calcext:value-type="date">
            <text:p>17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table:style-name="ce36" office:value-type="float" office:value="6316" calcext:value-type="float">
            <text:p>6316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table:style-name="ce37" office:value-type="date" office:date-value="2017-05-04" calcext:value-type="date">
            <text:p>04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table:style-name="ce36" office:value-type="float" office:value="6316" calcext:value-type="float">
            <text:p>6316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table:style-name="ce37" office:value-type="date" office:date-value="2017-05-05" calcext:value-type="date">
            <text:p>05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table:style-name="ce36" office:value-type="float" office:value="6316" calcext:value-type="float">
            <text:p>6316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24" calcext:value-type="date">
            <text:p>24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8" calcext:value-type="date">
            <text:p>08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2-09" calcext:value-type="date">
            <text:p>09/02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45" calcext:value-type="float">
            <text:p>6345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3" calcext:value-type="date">
            <text:p>13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5-02" calcext:value-type="date">
            <text:p>02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5-03" calcext:value-type="date">
            <text:p>03/05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3-27" calcext:value-type="date">
            <text:p>27/03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6" calcext:value-type="date">
            <text:p>06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7" calcext:value-type="date">
            <text:p>07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1" calcext:value-type="date">
            <text:p>11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2" calcext:value-type="date">
            <text:p>12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10" calcext:value-type="date">
            <text:p>10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7" calcext:value-type="date">
            <text:p>27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4-28" calcext:value-type="date">
            <text:p>28/04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05" calcext:value-type="date">
            <text:p>05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ICR - SURVEY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11" calcext:value-type="date">
            <text:p>11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ICR - INFRAESTRUTURA</text:p>
          </table:table-cell>
          <table:table-cell office:value-type="string" calcext:value-type="string">
            <text:p>E2i9</text:p>
          </table:table-cell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date" office:date-value="2017-01-12" calcext:value-type="date">
            <text:p>12/01/17</text:p>
          </table:table-cell>
          <table:table-cell/>
          <table:table-cell office:value-type="string" calcext:value-type="string">
            <text:p>Agendado</text:p>
          </table:table-cell>
          <table:table-cell office:value-type="string" calcext:value-type="string">
            <text:p>N/A</text:p>
          </table:table-cell>
          <table:table-cell office:value-type="float" office:value="6522" calcext:value-type="float">
            <text:p>6522</text:p>
          </table:table-cell>
          <table:table-cell office:value-type="string" calcext:value-type="string">
            <text:p>ICR - CONEXÃO</text:p>
          </table:table-cell>
          <table:table-cell office:value-type="string" calcext:value-type="string">
            <text:p>E2i9</text:p>
          </table:table-cell>
        </table:table-row>
      </table:table>
      <table:table table:name="Planilha5" table:style-name="ta1">
        <table:table-column table:style-name="co7" table:default-cell-style-name="Default"/>
        <table:table-column table:style-name="co7" table:default-cell-style-name="ce7"/>
        <table:table-column table:style-name="co7" table:default-cell-style-name="Default"/>
        <table:table-row table:style-name="ro1">
          <table:table-cell office:value-type="string" calcext:value-type="string">
            <text:p>Atendimento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Ba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0" calcext:value-type="date">
            <text:p>10/09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0" calcext:value-type="date">
            <text:p>10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4" calcext:value-type="date">
            <text:p>14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7" calcext:value-type="date">
            <text:p>27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P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3" calcext:value-type="date">
            <text:p>13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9" calcext:value-type="date">
            <text:p>19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2" calcext:value-type="date">
            <text:p>22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7" calcext:value-type="date">
            <text:p>27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8" calcext:value-type="date">
            <text:p>28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6" calcext:value-type="date">
            <text:p>06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4" calcext:value-type="date">
            <text:p>14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7" calcext:value-type="date">
            <text:p>27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8" calcext:value-type="date">
            <text:p>08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4" calcext:value-type="date">
            <text:p>24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P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7" calcext:value-type="date">
            <text:p>07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9" calcext:value-type="date">
            <text:p>19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P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SP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7" calcext:value-type="date">
            <text:p>27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SP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8" calcext:value-type="date">
            <text:p>28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6" calcext:value-type="date">
            <text:p>06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7" calcext:value-type="date">
            <text:p>07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8" calcext:value-type="date">
            <text:p>08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0" calcext:value-type="date">
            <text:p>10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4" calcext:value-type="date">
            <text:p>14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5" calcext:value-type="date">
            <text:p>15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2" calcext:value-type="date">
            <text:p>22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9" calcext:value-type="date">
            <text:p>19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SP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8" calcext:value-type="date">
            <text:p>08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8" calcext:value-type="date">
            <text:p>08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9" calcext:value-type="date">
            <text:p>19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O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SOR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5" calcext:value-type="date">
            <text:p>05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9" calcext:value-type="date">
            <text:p>19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8" calcext:value-type="date">
            <text:p>28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7" calcext:value-type="date">
            <text:p>07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9" calcext:value-type="date">
            <text:p>29/10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08" calcext:value-type="date">
            <text:p>08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2" calcext:value-type="date">
            <text:p>12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21" calcext:value-type="date">
            <text:p>21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1-22" calcext:value-type="date">
            <text:p>22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8" calcext:value-type="date">
            <text:p>28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8" calcext:value-type="date">
            <text:p>08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0" calcext:value-type="date">
            <text:p>10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1" calcext:value-type="date">
            <text:p>21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2" calcext:value-type="date">
            <text:p>22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3" calcext:value-type="date">
            <text:p>23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6" calcext:value-type="date">
            <text:p>06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7" calcext:value-type="date">
            <text:p>07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PR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2" calcext:value-type="date">
            <text:p>02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3" calcext:value-type="date">
            <text:p>13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15" calcext:value-type="date">
            <text:p>15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1" calcext:value-type="date">
            <text:p>21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2" calcext:value-type="date">
            <text:p>22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23" calcext:value-type="date">
            <text:p>23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4" calcext:value-type="date">
            <text:p>24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6" calcext:value-type="date">
            <text:p>26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27" calcext:value-type="date">
            <text:p>27/09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06" calcext:value-type="date">
            <text:p>06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07" calcext:value-type="date">
            <text:p>07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1" calcext:value-type="date">
            <text:p>11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17" calcext:value-type="date">
            <text:p>17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5" calcext:value-type="date">
            <text:p>25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0-28" calcext:value-type="date">
            <text:p>28/10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1" calcext:value-type="date">
            <text:p>01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3" calcext:value-type="date">
            <text:p>03/11/16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0" calcext:value-type="date">
            <text:p>10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RJ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3" calcext:value-type="date">
            <text:p>23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01" calcext:value-type="date">
            <text:p>01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08" calcext:value-type="date">
            <text:p>08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14" calcext:value-type="date">
            <text:p>14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0" calcext:value-type="date">
            <text:p>20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4" calcext:value-type="date">
            <text:p>24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6" calcext:value-type="date">
            <text:p>26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RJ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RJ01</text:p>
          </table:table-cell>
        </table:table-row>
      </table:table>
      <table:table table:name="Tabela dinâmica_Planilha5_1" table:style-name="ta1">
        <table:table-column table:style-name="co24" table:default-cell-style-name="ce11"/>
        <table:table-column table:style-name="co13" table:default-cell-style-name="ce16"/>
        <table:table-column table:style-name="co13" table:number-columns-repeated="3" table:default-cell-style-name="ce22"/>
        <table:table-column table:style-name="co13" table:default-cell-style-name="ce27"/>
        <table:table-column table:style-name="co13" table:number-columns-repeated="106" table:default-cell-style-name="Default"/>
        <table:table-row table:style-name="ro1" table:number-rows-repeated="2">
          <table:table-cell table:style-name="Default" table:number-columns-repeated="6"/>
          <table:table-cell table:number-columns-repeated="106"/>
        </table:table-row>
        <table:table-row table:style-name="ro1">
          <table:table-cell table:style-name="ce8" office:value-type="string" calcext:value-type="string">
            <text:p>Atendimento por mês</text:p>
          </table:table-cell>
          <table:table-cell table:style-name="ce13" office:value-type="string" calcext:value-type="string">
            <text:p>Dia</text:p>
          </table:table-cell>
          <table:table-cell table:style-name="ce19" table:number-columns-repeated="3"/>
          <table:table-cell table:style-name="ce24"/>
          <table:table-cell table:number-columns-repeated="106"/>
        </table:table-row>
        <table:table-row table:style-name="ro1"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jan</text:p>
          </table:table-cell>
          <table:table-cell table:style-name="ce20" office:value-type="string" calcext:value-type="string">
            <text:p>set</text:p>
          </table:table-cell>
          <table:table-cell table:style-name="ce20" office:value-type="string" calcext:value-type="string">
            <text:p>out</text:p>
          </table:table-cell>
          <table:table-cell table:style-name="ce20" office:value-type="string" calcext:value-type="string">
            <text:p>nov</text:p>
          </table:table-cell>
          <table:table-cell table:style-name="ce25" office:value-type="string" calcext:value-type="string">
            <text:p>dez</text:p>
          </table:table-cell>
          <table:table-cell table:number-columns-repeated="106"/>
        </table:table-row>
        <table:table-row table:style-name="ro1">
          <table:table-cell table:style-name="ce10" office:value-type="string" calcext:value-type="string">
            <text:p>PR01</text:p>
          </table:table-cell>
          <table:table-cell table:style-name="ce15" office:value-type="float" office:value="12" calcext:value-type="float">
            <text:p>1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9" calcext:value-type="float">
            <text:p>29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J0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J02</text:p>
          </table:table-cell>
          <table:table-cell table:style-name="ce17"/>
          <table:table-cell table:style-name="Valor_20_da_20_tabela_20_dinâmica" table:number-columns-repeated="2"/>
          <table:table-cell office:value-type="float" office:value="5" calcext:value-type="float">
            <text:p>5</text:p>
          </table:table-cell>
          <table:table-cell table:style-name="ce28"/>
          <table:table-cell table:number-columns-repeated="106"/>
        </table:table-row>
        <table:table-row table:style-name="ro1">
          <table:table-cell office:value-type="string" calcext:value-type="string">
            <text:p>SOR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OR02</text:p>
          </table:table-cell>
          <table:table-cell office:value-type="float" office:value="13" calcext:value-type="float">
            <text:p>13</text:p>
          </table:table-cell>
          <table:table-cell table:style-name="Valor_20_da_20_tabela_20_dinâmica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3</text:p>
          </table:table-cell>
          <table:table-cell office:value-type="float" office:value="29" calcext:value-type="float">
            <text:p>29</text:p>
          </table:table-cell>
          <table:table-cell table:style-name="Valor_20_da_20_tabela_20_dinâmica"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P04</text:p>
          </table:table-cell>
          <table:table-cell table:style-name="ce17"/>
          <table:table-cell office:value-type="float" office:value="2" calcext:value-type="float">
            <text:p>2</text:p>
          </table:table-cell>
          <table:table-cell table:style-name="Valor_20_da_20_tabela_20_dinâmica" table:number-columns-repeated="2"/>
          <table:table-cell table:style-name="ce28"/>
          <table:table-cell table:number-columns-repeated="106"/>
        </table:table-row>
        <table:table-row table:style-name="ro1">
          <table:table-cell office:value-type="string" calcext:value-type="string">
            <text:p>SP0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06"/>
        </table:table-row>
        <table:table-row table:style-name="ro1">
          <table:table-cell table:style-name="ce12" office:value-type="string" calcext:value-type="string">
            <text:p>SP06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4" calcext:value-type="float">
            <text:p>24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106"/>
        </table:table-row>
      </table:table>
      <table:named-expressions/>
      <table:database-ranges>
        <table:database-range table:name="__Anonymous_Sheet_DB__2" table:target-range-address="Planilha3.A1:Planilha3.C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Tabela dinâmica_Planilha5_1'.A3:'Tabela dinâmica_Planilha5_1'.F15" table:buttons="'Tabela dinâmica_Planilha5_1'.A4 'Tabela dinâmica_Planilha5_1'.B3" table:grand-total="none" table:identify-categories="true" table:show-filter-button="false">
          <table:source-cell-range table:cell-range-address="Planilha5.A1:Planilha5.C442"/>
          <table:data-pilot-field table:source-field-name="Dia" table:orientation="column" table:used-hierarchy="0" table:function="auto">
            <table:data-pilot-level table:show-empty="false" calcext:repeat-item-labels="false">
              <table:data-pilot-members>
                <table:data-pilot-member table:name="&lt;02/09/2016" table:display="true" table:show-details="true"/>
                <table:data-pilot-member table:name="jan" table:display="true" table:show-details="false"/>
                <table:data-pilot-member table:name="fev" table:display="true" table:show-details="true"/>
                <table:data-pilot-member table:name="mar" table:display="true" table:show-details="true"/>
                <table:data-pilot-member table:name="abr" table:display="true" table:show-details="true"/>
                <table:data-pilot-member table:name="mai" table:display="true" table:show-details="true"/>
                <table:data-pilot-member table:name="jun" table:display="true" table:show-details="true"/>
                <table:data-pilot-member table:name="jul" table:display="true" table:show-details="true"/>
                <table:data-pilot-member table:name="ago" table:display="true" table:show-details="true"/>
                <table:data-pilot-member table:name="set" table:display="true" table:show-details="false"/>
                <table:data-pilot-member table:name="out" table:display="true" table:show-details="false"/>
                <table:data-pilot-member table:name="nov" table:display="true" table:show-details="false"/>
                <table:data-pilot-member table:name="dez" table:display="true" table:show-details="false"/>
                <table:data-pilot-member table:name="&gt;19/01/2017" table:display="true" table:show-details="true"/>
              </table:data-pilot-members>
              <table:data-pilot-display-info table:enabled="false" table:display-member-mode="from-top" table:member-count="10" table:data-field="Atendimento"/>
              <table:data-pilot-sort-info table:order="ascending" table:sort-mode="manual"/>
              <table:data-pilot-layout-info table:add-empty-lines="false" table:layout-mode="outline-subtotals-bottom"/>
            </table:data-pilot-level>
            <table:data-pilot-groups table:grouped-by="month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:orientation="row" table:used-hierarchy="0" table:function="auto">
            <table:data-pilot-level table:show-empty="false" calcext:repeat-item-labels="false">
              <table:data-pilot-members>
                <table:data-pilot-member table:name="PR01" table:display="true" table:show-details="true"/>
                <table:data-pilot-member table:name="RJ01" table:display="true" table:show-details="true"/>
                <table:data-pilot-member table:name="RJ02" table:display="true" table:show-details="true"/>
                <table:data-pilot-member table:name="SOR01" table:display="true" table:show-details="true"/>
                <table:data-pilot-member table:name="SOR02" table:display="true" table:show-details="true"/>
                <table:data-pilot-member table:name="SP01" table:display="true" table:show-details="true"/>
                <table:data-pilot-member table:name="SP02" table:display="true" table:show-details="true"/>
                <table:data-pilot-member table:name="SP03" table:display="true" table:show-details="true"/>
                <table:data-pilot-member table:name="SP04" table:display="true" table:show-details="true"/>
                <table:data-pilot-member table:name="SP05" table:display="true" table:show-details="true"/>
                <table:data-pilot-member table:name="SP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tendimento" tableooo:display-name="Atendimento por mê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1:12:07.1100009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1:36:13.546748614</dc:date>
    <meta:editing-duration>PT6H45M33S</meta:editing-duration>
    <meta:editing-cycles>3</meta:editing-cycles>
    <meta:generator>LibreOffice/5.2.4.2$Linux_X86_64 LibreOffice_project/20m0$Build-2</meta:generator>
    <meta:document-statistic meta:table-count="6" meta:cell-count="11800" meta:object-count="0"/>
  </office:meta>
</office:document-meta>
</file>